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6.41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371cm"/>
    </style:style>
    <style:style style:name="co9" style:family="table-column">
      <style:table-column-properties fo:break-before="auto" style:column-width="3.63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3.468cm"/>
    </style:style>
    <style:style style:name="co12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>
      <style:table-cell-properties fo:background-color="#cccccc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9">
      <style:table-cell-properties fo:background-color="transparent"/>
    </style:style>
    <style:style style:name="ce6" style:family="table-cell" style:parent-style-name="Default" style:data-style-name="N49"/>
    <style:style style:name="ce7" style:family="table-cell" style:parent-style-name="Default" style:data-style-name="N4">
      <style:table-cell-properties fo:background-color="transparent"/>
    </style:style>
    <style:style style:name="ce8" style:family="table-cell" style:parent-style-name="Default" style:data-style-name="N4"/>
    <style:style style:name="ce9" style:family="table-cell" style:parent-style-name="Default" style:data-style-name="N148">
      <style:table-cell-properties fo:background-color="transparent"/>
    </style:style>
    <style:style style:name="ce10" style:family="table-cell" style:parent-style-name="Default" style:data-style-name="N148"/>
    <style:style style:name="ce11" style:family="table-cell" style:parent-style-name="Default" style:data-style-name="N148">
      <style:table-cell-properties fo:background-color="#81d41a"/>
    </style:style>
    <style:style style:name="ce12" style:family="table-cell" style:parent-style-name="Default" style:data-style-name="N4">
      <style:table-cell-properties fo:background-color="#81d41a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972f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ffff38"/>
    </style:style>
    <style:style style:name="ce16" style:family="table-cell" style:parent-style-name="Default" style:data-style-name="N11"/>
    <style:style style:name="ce17" style:family="table-cell" style:parent-style-name="Default" style:data-style-name="N2">
      <style:table-cell-properties fo:background-color="#cccccc"/>
    </style:style>
    <style:style style:name="ce18" style:family="table-cell" style:parent-style-name="Default" style:data-style-name="N150">
      <style:table-cell-properties fo:background-color="#81d41a"/>
    </style:style>
    <style:style style:name="ce19" style:family="table-cell" style:parent-style-name="Default" style:data-style-name="N152">
      <style:table-cell-properties fo:background-color="transparent"/>
    </style:style>
    <style:style style:name="ce20" style:family="table-cell" style:parent-style-name="Default" style:data-style-name="N152">
      <style:table-cell-properties fo:background-color="#ff972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28A Solutio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2" table:number-columns-repeated="2" table:default-cell-style-name="ce8"/>
        <table:table-column table:style-name="co2" table:default-cell-style-name="ce10"/>
        <table:table-column table:style-name="co2" table:default-cell-style-name="ce8"/>
        <table:table-column table:style-name="co2" table:number-columns-repeated="2" table:default-cell-style-name="ce13"/>
        <table:table-column table:style-name="co2" table:default-cell-style-name="Default"/>
        <table:table-row table:style-name="ro1">
          <table:table-cell office:value-type="string" calcext:value-type="string">
            <text:p>Ma</text:p>
          </table:table-cell>
          <table:table-cell table:style-name="ce2" office:value-type="date" office:date-value="2026-01-05" calcext:value-type="date">
            <text:p>2026-01-05</text:p>
          </table:table-cell>
          <table:table-cell/>
          <table:table-cell table:style-name="Default" table:number-columns-repeated="4"/>
          <table:table-cell table:style-name="Default" office:value-type="string" calcext:value-type="string">
            <text:p>yield:</text:p>
          </table:table-cell>
          <table:table-cell table:style-name="ce12" office:value-type="float" office:value="6.6" calcext:value-type="float">
            <text:p>6,60</text:p>
          </table:table-cell>
          <table:table-cell table:style-name="ce15" office:value-type="float" office:value="7.6" calcext:value-type="float">
            <text:p>7,6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https://akk.hu/security/id=A281022A11</text:p>
          </table:table-cell>
          <table:table-cell table:number-columns-repeated="2"/>
          <table:table-cell table:style-name="ce1" office:value-type="string" calcext:value-type="string">
            <text:p>cashflow dat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Felhalmozott kamat</text:p>
          </table:table-cell>
          <table:table-cell table:style-name="ce1" office:value-type="string" calcext:value-type="string">
            <text:p>CF ahead</text:p>
          </table:table-cell>
          <table:table-cell table:number-columns-repeated="2" table:style-name="ce1" office:value-type="string" calcext:value-type="string">
            <text:p>CF dicount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table:number-columns-repeated="3"/>
          <table:table-cell table:style-name="ce5" table:formula="of:=+DATE(YEAR([.B6]);10;22)" office:value-type="date" office:date-value="2011-10-22" calcext:value-type="date">
            <text:p>2011-10-22</text:p>
          </table:table-cell>
          <table:table-cell table:style-name="ce7" table:formula="of:=+YEARFRAC([.$B$1];[.D4];1)*IF([.$B$1]&gt;[.D4];-1;1)" office:value-type="float" office:value="-14.2067077344285" calcext:value-type="float">
            <text:p>-14,21</text:p>
          </table:table-cell>
          <table:table-cell table:style-name="ce7" table:formula="of:=+ORG.LIBREOFFICE.ROUNDSIG(YEARFRAC([.B6];[.D4];1)*[.$B$8];3)" office:value-type="float" office:value="4.33" calcext:value-type="float">
            <text:p>4,33</text:p>
          </table:table-cell>
          <table:table-cell table:style-name="ce9" table:formula="of:=+IF(AND([.$B$1]&gt;=[.B6];[.$B$1]&lt;[.D4]);YEARFRAC([.$B$1];[.B6];1)*[.$B$8];0)" office:value-type="float" office:value="0" calcext:value-type="float">
            <text:p>0,000</text:p>
          </table:table-cell>
          <table:table-cell table:style-name="ce7" table:formula="of:=+[.F4]*IF([.D4]&gt;[.$B$1];1;0)" office:value-type="float" office:value="0" calcext:value-type="float">
            <text:p>0,00</text:p>
          </table:table-cell>
          <table:table-cell table:formula="of:=+IF([.$E4]&lt;0;0;[.$H4]/(1+[.I$1]/100)^[.$E4])" office:value-type="float" office:value="0" calcext:value-type="float">
            <text:p>0</text:p>
          </table:table-cell>
          <table:table-cell table:formula="of:=+IF([.$E4]&lt;0;0;[.$H4]/(1+[.J$1]/100)^[.$E4])" office:value-type="float" office:value="0" calcext:value-type="float">
            <text:p>0</text:p>
          </table:table-cell>
          <table:table-cell table:formula="of:=+[.J4]*[.E4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övid név</text:p>
          </table:table-cell>
          <table:table-cell table:style-name="ce3" office:value-type="string" calcext:value-type="string">
            <text:p>2028/A</text:p>
          </table:table-cell>
          <table:table-cell/>
          <table:table-cell table:style-name="ce5" table:formula="of:=+DATE(YEAR([.D4])+1;10;22)" office:value-type="date" office:date-value="2012-10-22" calcext:value-type="date">
            <text:p>2012-10-22</text:p>
          </table:table-cell>
          <table:table-cell table:style-name="ce7" table:formula="of:=+YEARFRAC([.$B$1];[.D5];1)*IF([.$B$1]&gt;[.D5];-1;1)" office:value-type="float" office:value="-13.2040518342763" calcext:value-type="float">
            <text:p>-13,20</text:p>
          </table:table-cell>
          <table:table-cell table:style-name="ce7" table:formula="of:=+ORG.LIBREOFFICE.ROUNDSIG(YEARFRAC([.D4];[.D5];1)*[.$B$8];3)+IF([.D5]=[.$B$7];100;0)" office:value-type="float" office:value="6.75" calcext:value-type="float">
            <text:p>6,75</text:p>
          </table:table-cell>
          <table:table-cell table:style-name="ce9" table:formula="of:=+IF(AND([.$B$1]&gt;=[.D4];[.$B$1]&lt;[.D5]);YEARFRAC([.$B$1];[.D4];1)*[.$B$8];0)" office:value-type="float" office:value="0" calcext:value-type="float">
            <text:p>0,000</text:p>
          </table:table-cell>
          <table:table-cell table:style-name="ce7" table:formula="of:=+[.F5]*IF([.D5]&gt;[.$B$1];1;0)" office:value-type="float" office:value="0" calcext:value-type="float">
            <text:p>0,00</text:p>
          </table:table-cell>
          <table:table-cell table:formula="of:=+IF([.$E5]&lt;0;0;[.$H5]/(1+[.I$1]/100)^[.$E5])" office:value-type="float" office:value="0" calcext:value-type="float">
            <text:p>0</text:p>
          </table:table-cell>
          <table:table-cell table:formula="of:=+IF([.$E5]&lt;0;0;[.$H5]/(1+[.J$1]/100)^[.$E5])" office:value-type="float" office:value="0" calcext:value-type="float">
            <text:p>0</text:p>
          </table:table-cell>
          <table:table-cell table:formula="of:=+[.J5]*[.E5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Kibocsátás</text:p>
          </table:table-cell>
          <table:table-cell table:style-name="ce2" office:value-type="date" office:date-value="2011-03-02" calcext:value-type="date">
            <text:p>2011-03-02</text:p>
          </table:table-cell>
          <table:table-cell/>
          <table:table-cell table:style-name="ce5" table:formula="of:=+DATE(YEAR([.D5])+1;10;22)" office:value-type="date" office:date-value="2013-10-22" calcext:value-type="date">
            <text:p>2013-10-22</text:p>
          </table:table-cell>
          <table:table-cell table:style-name="ce7" table:formula="of:=+YEARFRAC([.$B$1];[.D6];1)*IF([.$B$1]&gt;[.D6];-1;1)" office:value-type="float" office:value="-12.2065323684725" calcext:value-type="float">
            <text:p>-12,21</text:p>
          </table:table-cell>
          <table:table-cell table:style-name="ce7" table:formula="of:=+ORG.LIBREOFFICE.ROUNDSIG(YEARFRAC([.D5];[.D6];1)*[.$B$8];3)+IF([.D6]=[.$B$7];100;0)" office:value-type="float" office:value="6.75" calcext:value-type="float">
            <text:p>6,75</text:p>
          </table:table-cell>
          <table:table-cell table:style-name="ce9" table:formula="of:=+IF(AND([.$B$1]&gt;=[.D5];[.$B$1]&lt;[.D6]);YEARFRAC([.$B$1];[.D5];1)*[.$B$8];0)" office:value-type="float" office:value="0" calcext:value-type="float">
            <text:p>0,000</text:p>
          </table:table-cell>
          <table:table-cell table:style-name="ce7" table:formula="of:=+[.F6]*IF([.D6]&gt;[.$B$1];1;0)" office:value-type="float" office:value="0" calcext:value-type="float">
            <text:p>0,00</text:p>
          </table:table-cell>
          <table:table-cell table:formula="of:=+IF([.$E6]&lt;0;0;[.$H6]/(1+[.I$1]/100)^[.$E6])" office:value-type="float" office:value="0" calcext:value-type="float">
            <text:p>0</text:p>
          </table:table-cell>
          <table:table-cell table:formula="of:=+IF([.$E6]&lt;0;0;[.$H6]/(1+[.J$1]/100)^[.$E6])" office:value-type="float" office:value="0" calcext:value-type="float">
            <text:p>0</text:p>
          </table:table-cell>
          <table:table-cell table:formula="of:=+[.J6]*[.E6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ejárat</text:p>
          </table:table-cell>
          <table:table-cell table:style-name="ce2" office:value-type="date" office:date-value="2028-10-22" calcext:value-type="date">
            <text:p>2028-10-22</text:p>
          </table:table-cell>
          <table:table-cell/>
          <table:table-cell table:style-name="ce5" table:formula="of:=+DATE(YEAR([.D6])+1;10;22)" office:value-type="date" office:date-value="2014-10-22" calcext:value-type="date">
            <text:p>2014-10-22</text:p>
          </table:table-cell>
          <table:table-cell table:style-name="ce7" table:formula="of:=+YEARFRAC([.$B$1];[.D7];1)*IF([.$B$1]&gt;[.D7];-1;1)" office:value-type="float" office:value="-11.2066133108677" calcext:value-type="float">
            <text:p>-11,21</text:p>
          </table:table-cell>
          <table:table-cell table:style-name="ce7" table:formula="of:=+ORG.LIBREOFFICE.ROUNDSIG(YEARFRAC([.D6];[.D7];1)*[.$B$8];3)+IF([.D7]=[.$B$7];100;0)" office:value-type="float" office:value="6.75" calcext:value-type="float">
            <text:p>6,75</text:p>
          </table:table-cell>
          <table:table-cell table:style-name="ce9" table:formula="of:=+IF(AND([.$B$1]&gt;=[.D6];[.$B$1]&lt;[.D7]);YEARFRAC([.$B$1];[.D6];1)*[.$B$8];0)" office:value-type="float" office:value="0" calcext:value-type="float">
            <text:p>0,000</text:p>
          </table:table-cell>
          <table:table-cell table:style-name="ce7" table:formula="of:=+[.F7]*IF([.D7]&gt;[.$B$1];1;0)" office:value-type="float" office:value="0" calcext:value-type="float">
            <text:p>0,00</text:p>
          </table:table-cell>
          <table:table-cell table:formula="of:=+IF([.$E7]&lt;0;0;[.$H7]/(1+[.I$1]/100)^[.$E7])" office:value-type="float" office:value="0" calcext:value-type="float">
            <text:p>0</text:p>
          </table:table-cell>
          <table:table-cell table:formula="of:=+IF([.$E7]&lt;0;0;[.$H7]/(1+[.J$1]/100)^[.$E7])" office:value-type="float" office:value="0" calcext:value-type="float">
            <text:p>0</text:p>
          </table:table-cell>
          <table:table-cell table:formula="of:=+[.J7]*[.E7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Kamat (%)</text:p>
          </table:table-cell>
          <table:table-cell table:style-name="ce3" office:value-type="float" office:value="6.75" calcext:value-type="float">
            <text:p>6,75</text:p>
          </table:table-cell>
          <table:table-cell/>
          <table:table-cell table:formula="of:=+DATE(YEAR([.D7])+1;10;22)" office:value-type="date" office:date-value="2015-10-22" calcext:value-type="date">
            <text:p>2015-10-22</text:p>
          </table:table-cell>
          <table:table-cell table:formula="of:=+YEARFRAC([.$B$1];[.D8];1)*IF([.$B$1]&gt;[.D8];-1;1)" office:value-type="float" office:value="-10.2067077344285" calcext:value-type="float">
            <text:p>-10,21</text:p>
          </table:table-cell>
          <table:table-cell table:formula="of:=+ORG.LIBREOFFICE.ROUNDSIG(YEARFRAC([.D7];[.D8];1)*[.$B$8];3)+IF([.D8]=[.$B$7];100;0)" office:value-type="float" office:value="6.75" calcext:value-type="float">
            <text:p>6,75</text:p>
          </table:table-cell>
          <table:table-cell table:formula="of:=+IF(AND([.$B$1]&gt;=[.D7];[.$B$1]&lt;[.D8]);YEARFRAC([.$B$1];[.D7];1)*[.$B$8];0)" office:value-type="float" office:value="0" calcext:value-type="float">
            <text:p>0,000</text:p>
          </table:table-cell>
          <table:table-cell table:formula="of:=+[.F8]*IF([.D8]&gt;[.$B$1];1;0)" office:value-type="float" office:value="0" calcext:value-type="float">
            <text:p>0,00</text:p>
          </table:table-cell>
          <table:table-cell table:formula="of:=+IF([.$E8]&lt;0;0;[.$H8]/(1+[.I$1]/100)^[.$E8])" office:value-type="float" office:value="0" calcext:value-type="float">
            <text:p>0</text:p>
          </table:table-cell>
          <table:table-cell table:formula="of:=+IF([.$E8]&lt;0;0;[.$H8]/(1+[.J$1]/100)^[.$E8])" office:value-type="float" office:value="0" calcext:value-type="float">
            <text:p>0</text:p>
          </table:table-cell>
          <table:table-cell table:formula="of:=+[.J8]*[.E8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Kamat konvenció</text:p>
          </table:table-cell>
          <table:table-cell table:style-name="ce3" office:value-type="string" calcext:value-type="string">
            <text:p>Act/Act</text:p>
          </table:table-cell>
          <table:table-cell/>
          <table:table-cell table:formula="of:=+DATE(YEAR([.D8])+1;10;22)" office:value-type="date" office:date-value="2016-10-22" calcext:value-type="date">
            <text:p>2016-10-22</text:p>
          </table:table-cell>
          <table:table-cell table:formula="of:=+YEARFRAC([.$B$1];[.D9];1)*IF([.$B$1]&gt;[.D9];-1;1)" office:value-type="float" office:value="-9.20408163265306" calcext:value-type="float">
            <text:p>-9,20</text:p>
          </table:table-cell>
          <table:table-cell table:formula="of:=+ORG.LIBREOFFICE.ROUNDSIG(YEARFRAC([.D8];[.D9];1)*[.$B$8];3)+IF([.D9]=[.$B$7];100;0)" office:value-type="float" office:value="6.75" calcext:value-type="float">
            <text:p>6,75</text:p>
          </table:table-cell>
          <table:table-cell table:formula="of:=+IF(AND([.$B$1]&gt;=[.D8];[.$B$1]&lt;[.D9]);YEARFRAC([.$B$1];[.D8];1)*[.$B$8];0)" office:value-type="float" office:value="0" calcext:value-type="float">
            <text:p>0,000</text:p>
          </table:table-cell>
          <table:table-cell table:formula="of:=+[.F9]*IF([.D9]&gt;[.$B$1];1;0)" office:value-type="float" office:value="0" calcext:value-type="float">
            <text:p>0,00</text:p>
          </table:table-cell>
          <table:table-cell table:formula="of:=+IF([.$E9]&lt;0;0;[.$H9]/(1+[.I$1]/100)^[.$E9])" office:value-type="float" office:value="0" calcext:value-type="float">
            <text:p>0</text:p>
          </table:table-cell>
          <table:table-cell table:formula="of:=+IF([.$E9]&lt;0;0;[.$H9]/(1+[.J$1]/100)^[.$E9])" office:value-type="float" office:value="0" calcext:value-type="float">
            <text:p>0</text:p>
          </table:table-cell>
          <table:table-cell table:formula="of:=+[.J9]*[.E9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 table:formula="of:=+DATE(YEAR([.D9])+1;10;22)" office:value-type="date" office:date-value="2017-10-22" calcext:value-type="date">
            <text:p>2017-10-22</text:p>
          </table:table-cell>
          <table:table-cell table:formula="of:=+YEARFRAC([.$B$1];[.D10];1)*IF([.$B$1]&gt;[.D10];-1;1)" office:value-type="float" office:value="-8.20646221248631" calcext:value-type="float">
            <text:p>-8,21</text:p>
          </table:table-cell>
          <table:table-cell table:formula="of:=+ORG.LIBREOFFICE.ROUNDSIG(YEARFRAC([.D9];[.D10];1)*[.$B$8];3)+IF([.D10]=[.$B$7];100;0)" office:value-type="float" office:value="6.75" calcext:value-type="float">
            <text:p>6,75</text:p>
          </table:table-cell>
          <table:table-cell table:formula="of:=+IF(AND([.$B$1]&gt;=[.D9];[.$B$1]&lt;[.D10]);YEARFRAC([.$B$1];[.D9];1)*[.$B$8];0)" office:value-type="float" office:value="0" calcext:value-type="float">
            <text:p>0,000</text:p>
          </table:table-cell>
          <table:table-cell table:formula="of:=+[.F10]*IF([.D10]&gt;[.$B$1];1;0)" office:value-type="float" office:value="0" calcext:value-type="float">
            <text:p>0,00</text:p>
          </table:table-cell>
          <table:table-cell table:formula="of:=+IF([.$E10]&lt;0;0;[.$H10]/(1+[.I$1]/100)^[.$E10])" office:value-type="float" office:value="0" calcext:value-type="float">
            <text:p>0</text:p>
          </table:table-cell>
          <table:table-cell table:formula="of:=+IF([.$E10]&lt;0;0;[.$H10]/(1+[.J$1]/100)^[.$E10])" office:value-type="float" office:value="0" calcext:value-type="float">
            <text:p>0</text:p>
          </table:table-cell>
          <table:table-cell table:formula="of:=+[.J10]*[.E10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 table:formula="of:=+DATE(YEAR([.D10])+1;10;22)" office:value-type="date" office:date-value="2018-10-22" calcext:value-type="date">
            <text:p>2018-10-22</text:p>
          </table:table-cell>
          <table:table-cell table:formula="of:=+YEARFRAC([.$B$1];[.D11];1)*IF([.$B$1]&gt;[.D11];-1;1)" office:value-type="float" office:value="-7.20657134164892" calcext:value-type="float">
            <text:p>-7,21</text:p>
          </table:table-cell>
          <table:table-cell table:formula="of:=+ORG.LIBREOFFICE.ROUNDSIG(YEARFRAC([.D10];[.D11];1)*[.$B$8];3)+IF([.D11]=[.$B$7];100;0)" office:value-type="float" office:value="6.75" calcext:value-type="float">
            <text:p>6,75</text:p>
          </table:table-cell>
          <table:table-cell table:formula="of:=+IF(AND([.$B$1]&gt;=[.D10];[.$B$1]&lt;[.D11]);YEARFRAC([.$B$1];[.D10];1)*[.$B$8];0)" office:value-type="float" office:value="0" calcext:value-type="float">
            <text:p>0,000</text:p>
          </table:table-cell>
          <table:table-cell table:formula="of:=+[.F11]*IF([.D11]&gt;[.$B$1];1;0)" office:value-type="float" office:value="0" calcext:value-type="float">
            <text:p>0,00</text:p>
          </table:table-cell>
          <table:table-cell table:formula="of:=+IF([.$E11]&lt;0;0;[.$H11]/(1+[.I$1]/100)^[.$E11])" office:value-type="float" office:value="0" calcext:value-type="float">
            <text:p>0</text:p>
          </table:table-cell>
          <table:table-cell table:formula="of:=+IF([.$E11]&lt;0;0;[.$H11]/(1+[.J$1]/100)^[.$E11])" office:value-type="float" office:value="0" calcext:value-type="float">
            <text:p>0</text:p>
          </table:table-cell>
          <table:table-cell table:formula="of:=+[.J11]*[.E11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 table:formula="of:=+DATE(YEAR([.D11])+1;10;22)" office:value-type="date" office:date-value="2019-10-22" calcext:value-type="date">
            <text:p>2019-10-22</text:p>
          </table:table-cell>
          <table:table-cell table:formula="of:=+YEARFRAC([.$B$1];[.D12];1)*IF([.$B$1]&gt;[.D12];-1;1)" office:value-type="float" office:value="-6.20670773442847" calcext:value-type="float">
            <text:p>-6,21</text:p>
          </table:table-cell>
          <table:table-cell table:formula="of:=+ORG.LIBREOFFICE.ROUNDSIG(YEARFRAC([.D11];[.D12];1)*[.$B$8];3)+IF([.D12]=[.$B$7];100;0)" office:value-type="float" office:value="6.75" calcext:value-type="float">
            <text:p>6,75</text:p>
          </table:table-cell>
          <table:table-cell table:formula="of:=+IF(AND([.$B$1]&gt;=[.D11];[.$B$1]&lt;[.D12]);YEARFRAC([.$B$1];[.D11];1)*[.$B$8];0)" office:value-type="float" office:value="0" calcext:value-type="float">
            <text:p>0,000</text:p>
          </table:table-cell>
          <table:table-cell table:formula="of:=+[.F12]*IF([.D12]&gt;[.$B$1];1;0)" office:value-type="float" office:value="0" calcext:value-type="float">
            <text:p>0,00</text:p>
          </table:table-cell>
          <table:table-cell table:formula="of:=+IF([.$E12]&lt;0;0;[.$H12]/(1+[.I$1]/100)^[.$E12])" office:value-type="float" office:value="0" calcext:value-type="float">
            <text:p>0</text:p>
          </table:table-cell>
          <table:table-cell table:formula="of:=+IF([.$E12]&lt;0;0;[.$H12]/(1+[.J$1]/100)^[.$E12])" office:value-type="float" office:value="0" calcext:value-type="float">
            <text:p>0</text:p>
          </table:table-cell>
          <table:table-cell table:formula="of:=+[.J12]*[.E12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ételi nettó árfolyam</text:p>
          </table:table-cell>
          <table:table-cell table:style-name="ce4" office:value-type="float" office:value="100.3367" calcext:value-type="float">
            <text:p>100,3367</text:p>
          </table:table-cell>
          <table:table-cell/>
          <table:table-cell table:formula="of:=+DATE(YEAR([.D12])+1;10;22)" office:value-type="date" office:date-value="2020-10-22" calcext:value-type="date">
            <text:p>2020-10-22</text:p>
          </table:table-cell>
          <table:table-cell table:formula="of:=+YEARFRAC([.$B$1];[.D13];1)*IF([.$B$1]&gt;[.D13];-1;1)" office:value-type="float" office:value="-5.20414548298788" calcext:value-type="float">
            <text:p>-5,20</text:p>
          </table:table-cell>
          <table:table-cell table:formula="of:=+ORG.LIBREOFFICE.ROUNDSIG(YEARFRAC([.D12];[.D13];1)*[.$B$8];3)+IF([.D13]=[.$B$7];100;0)" office:value-type="float" office:value="6.75" calcext:value-type="float">
            <text:p>6,75</text:p>
          </table:table-cell>
          <table:table-cell table:formula="of:=+IF(AND([.$B$1]&gt;=[.D12];[.$B$1]&lt;[.D13]);YEARFRAC([.$B$1];[.D12];1)*[.$B$8];0)" office:value-type="float" office:value="0" calcext:value-type="float">
            <text:p>0,000</text:p>
          </table:table-cell>
          <table:table-cell table:formula="of:=+[.F13]*IF([.D13]&gt;[.$B$1];1;0)" office:value-type="float" office:value="0" calcext:value-type="float">
            <text:p>0,00</text:p>
          </table:table-cell>
          <table:table-cell table:formula="of:=+IF([.$E13]&lt;0;0;[.$H13]/(1+[.I$1]/100)^[.$E13])" office:value-type="float" office:value="0" calcext:value-type="float">
            <text:p>0</text:p>
          </table:table-cell>
          <table:table-cell table:formula="of:=+IF([.$E13]&lt;0;0;[.$H13]/(1+[.J$1]/100)^[.$E13])" office:value-type="float" office:value="0" calcext:value-type="float">
            <text:p>0</text:p>
          </table:table-cell>
          <table:table-cell table:formula="of:=+[.J13]*[.E13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elhalmozott kamat:</text:p>
          </table:table-cell>
          <table:table-cell table:style-name="ce3" office:value-type="float" office:value="1.387" calcext:value-type="float">
            <text:p>1,387</text:p>
          </table:table-cell>
          <table:table-cell/>
          <table:table-cell table:formula="of:=+DATE(YEAR([.D13])+1;10;22)" office:value-type="date" office:date-value="2021-10-22" calcext:value-type="date">
            <text:p>2021-10-22</text:p>
          </table:table-cell>
          <table:table-cell table:formula="of:=+YEARFRAC([.$B$1];[.D14];1)*IF([.$B$1]&gt;[.D14];-1;1)" office:value-type="float" office:value="-4.20629849383843" calcext:value-type="float">
            <text:p>-4,21</text:p>
          </table:table-cell>
          <table:table-cell table:formula="of:=+ORG.LIBREOFFICE.ROUNDSIG(YEARFRAC([.D13];[.D14];1)*[.$B$8];3)+IF([.D14]=[.$B$7];100;0)" office:value-type="float" office:value="6.75" calcext:value-type="float">
            <text:p>6,75</text:p>
          </table:table-cell>
          <table:table-cell table:formula="of:=+IF(AND([.$B$1]&gt;=[.D13];[.$B$1]&lt;[.D14]);YEARFRAC([.$B$1];[.D13];1)*[.$B$8];0)" office:value-type="float" office:value="0" calcext:value-type="float">
            <text:p>0,000</text:p>
          </table:table-cell>
          <table:table-cell table:formula="of:=+[.F14]*IF([.D14]&gt;[.$B$1];1;0)" office:value-type="float" office:value="0" calcext:value-type="float">
            <text:p>0,00</text:p>
          </table:table-cell>
          <table:table-cell table:formula="of:=+IF([.$E14]&lt;0;0;[.$H14]/(1+[.I$1]/100)^[.$E14])" office:value-type="float" office:value="0" calcext:value-type="float">
            <text:p>0</text:p>
          </table:table-cell>
          <table:table-cell table:formula="of:=+IF([.$E14]&lt;0;0;[.$H14]/(1+[.J$1]/100)^[.$E14])" office:value-type="float" office:value="0" calcext:value-type="float">
            <text:p>0</text:p>
          </table:table-cell>
          <table:table-cell table:formula="of:=+[.J14]*[.E14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ételi bruttó árfolyam:</text:p>
          </table:table-cell>
          <table:table-cell table:formula="of:=+[.B14]+[.B13]" office:value-type="float" office:value="101.7237" calcext:value-type="float">
            <text:p>101,7237</text:p>
          </table:table-cell>
          <table:table-cell/>
          <table:table-cell table:formula="of:=+DATE(YEAR([.D14])+1;10;22)" office:value-type="date" office:date-value="2022-10-22" calcext:value-type="date">
            <text:p>2022-10-22</text:p>
          </table:table-cell>
          <table:table-cell table:formula="of:=+YEARFRAC([.$B$1];[.D15];1)*IF([.$B$1]&gt;[.D15];-1;1)" office:value-type="float" office:value="-3.20646221248631" calcext:value-type="float">
            <text:p>-3,21</text:p>
          </table:table-cell>
          <table:table-cell table:formula="of:=+ORG.LIBREOFFICE.ROUNDSIG(YEARFRAC([.D14];[.D15];1)*[.$B$8];3)+IF([.D15]=[.$B$7];100;0)" office:value-type="float" office:value="6.75" calcext:value-type="float">
            <text:p>6,75</text:p>
          </table:table-cell>
          <table:table-cell table:formula="of:=+IF(AND([.$B$1]&gt;=[.D14];[.$B$1]&lt;[.D15]);YEARFRAC([.$B$1];[.D14];1)*[.$B$8];0)" office:value-type="float" office:value="0" calcext:value-type="float">
            <text:p>0,000</text:p>
          </table:table-cell>
          <table:table-cell table:formula="of:=+[.F15]*IF([.D15]&gt;[.$B$1];1;0)" office:value-type="float" office:value="0" calcext:value-type="float">
            <text:p>0,00</text:p>
          </table:table-cell>
          <table:table-cell table:formula="of:=+IF([.$E15]&lt;0;0;[.$H15]/(1+[.I$1]/100)^[.$E15])" office:value-type="float" office:value="0" calcext:value-type="float">
            <text:p>0</text:p>
          </table:table-cell>
          <table:table-cell table:formula="of:=+IF([.$E15]&lt;0;0;[.$H15]/(1+[.J$1]/100)^[.$E15])" office:value-type="float" office:value="0" calcext:value-type="float">
            <text:p>0</text:p>
          </table:table-cell>
          <table:table-cell table:formula="of:=+[.J15]*[.E15]/(1+[.$I$1]/100)/[.$I$23]" office:value-type="float" office:value="-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ételi hozam (ÁKK/ISMA)</text:p>
          </table:table-cell>
          <table:table-cell table:style-name="ce3" office:value-type="float" office:value="6.6" calcext:value-type="float">
            <text:p>6,6</text:p>
          </table:table-cell>
          <table:table-cell/>
          <table:table-cell table:formula="of:=+DATE(YEAR([.D15])+1;10;22)" office:value-type="date" office:date-value="2023-10-22" calcext:value-type="date">
            <text:p>2023-10-22</text:p>
          </table:table-cell>
          <table:table-cell table:formula="of:=+YEARFRAC([.$B$1];[.D16];1)*IF([.$B$1]&gt;[.D16];-1;1)" office:value-type="float" office:value="-2.20670773442847" calcext:value-type="float">
            <text:p>-2,21</text:p>
          </table:table-cell>
          <table:table-cell table:formula="of:=+ORG.LIBREOFFICE.ROUNDSIG(YEARFRAC([.D15];[.D16];1)*[.$B$8];3)+IF([.D16]=[.$B$7];100;0)" office:value-type="float" office:value="6.75" calcext:value-type="float">
            <text:p>6,75</text:p>
          </table:table-cell>
          <table:table-cell table:formula="of:=+IF(AND([.$B$1]&gt;=[.D15];[.$B$1]&lt;[.D16]);YEARFRAC([.$B$1];[.D15];1)*[.$B$8];0)" office:value-type="float" office:value="0" calcext:value-type="float">
            <text:p>0,000</text:p>
          </table:table-cell>
          <table:table-cell table:formula="of:=+[.F16]*IF([.D16]&gt;[.$B$1];1;0)" office:value-type="float" office:value="0" calcext:value-type="float">
            <text:p>0,00</text:p>
          </table:table-cell>
          <table:table-cell table:formula="of:=+IF([.$E16]&lt;0;0;[.$H16]/(1+[.I$1]/100)^[.$E16])" office:value-type="float" office:value="0" calcext:value-type="float">
            <text:p>0</text:p>
          </table:table-cell>
          <table:table-cell table:formula="of:=+IF([.$E16]&lt;0;0;[.$H16]/(1+[.J$1]/100)^[.$E16])" office:value-type="float" office:value="0" calcext:value-type="float">
            <text:p>0</text:p>
          </table:table-cell>
          <table:table-cell table:formula="of:=+[.J16]*[.E16]/(1+[.$I$1]/100)/[.$I$2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+DATE(YEAR([.D16])+1;10;22)" office:value-type="date" office:date-value="2024-10-22" calcext:value-type="date">
            <text:p>2024-10-22</text:p>
          </table:table-cell>
          <table:table-cell table:formula="of:=+YEARFRAC([.$B$1];[.D17];1)*IF([.$B$1]&gt;[.D17];-1;1)" office:value-type="float" office:value="-1.2043795620438" calcext:value-type="float">
            <text:p>-1,20</text:p>
          </table:table-cell>
          <table:table-cell table:formula="of:=+ORG.LIBREOFFICE.ROUNDSIG(YEARFRAC([.D16];[.D17];1)*[.$B$8];3)+IF([.D17]=[.$B$7];100;0)" office:value-type="float" office:value="6.75" calcext:value-type="float">
            <text:p>6,75</text:p>
          </table:table-cell>
          <table:table-cell table:formula="of:=+IF(AND([.$B$1]&gt;=[.D16];[.$B$1]&lt;[.D17]);YEARFRAC([.$B$1];[.D16];1)*[.$B$8];0)" office:value-type="float" office:value="0" calcext:value-type="float">
            <text:p>0,000</text:p>
          </table:table-cell>
          <table:table-cell table:formula="of:=+[.F17]*IF([.D17]&gt;[.$B$1];1;0)" office:value-type="float" office:value="0" calcext:value-type="float">
            <text:p>0,00</text:p>
          </table:table-cell>
          <table:table-cell table:formula="of:=+IF([.$E17]&lt;0;0;[.$H17]/(1+[.I$1]/100)^[.$E17])" office:value-type="float" office:value="0" calcext:value-type="float">
            <text:p>0</text:p>
          </table:table-cell>
          <table:table-cell table:formula="of:=+IF([.$E17]&lt;0;0;[.$H17]/(1+[.J$1]/100)^[.$E17])" office:value-type="float" office:value="0" calcext:value-type="float">
            <text:p>0</text:p>
          </table:table-cell>
          <table:table-cell table:formula="of:=+[.J17]*[.E17]/(1+[.$I$1]/100)/[.$I$2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+DATE(YEAR([.D17])+1;10;22)" office:value-type="date" office:date-value="2025-10-22" calcext:value-type="date">
            <text:p>2025-10-22</text:p>
          </table:table-cell>
          <table:table-cell table:formula="of:=+YEARFRAC([.$B$1];[.D18];1)*IF([.$B$1]&gt;[.D18];-1;1)" office:value-type="float" office:value="-0.205479452054795" calcext:value-type="float">
            <text:p>-0,21</text:p>
          </table:table-cell>
          <table:table-cell table:formula="of:=+ORG.LIBREOFFICE.ROUNDSIG(YEARFRAC([.D17];[.D18];1)*[.$B$8];3)+IF([.D18]=[.$B$7];100;0)" office:value-type="float" office:value="6.75" calcext:value-type="float">
            <text:p>6,75</text:p>
          </table:table-cell>
          <table:table-cell table:formula="of:=+IF(AND([.$B$1]&gt;=[.D17];[.$B$1]&lt;[.D18]);YEARFRAC([.$B$1];[.D17];1)*[.$B$8];0)" office:value-type="float" office:value="0" calcext:value-type="float">
            <text:p>0,000</text:p>
          </table:table-cell>
          <table:table-cell table:formula="of:=+[.F18]*IF([.D18]&gt;[.$B$1];1;0)" office:value-type="float" office:value="0" calcext:value-type="float">
            <text:p>0,00</text:p>
          </table:table-cell>
          <table:table-cell table:formula="of:=+IF([.$E18]&lt;0;0;[.$H18]/(1+[.I$1]/100)^[.$E18])" office:value-type="float" office:value="0" calcext:value-type="float">
            <text:p>0</text:p>
          </table:table-cell>
          <table:table-cell table:formula="of:=+IF([.$E18]&lt;0;0;[.$H18]/(1+[.J$1]/100)^[.$E18])" office:value-type="float" office:value="0" calcext:value-type="float">
            <text:p>0</text:p>
          </table:table-cell>
          <table:table-cell table:formula="of:=+[.J18]*[.E18]/(1+[.$I$1]/100)/[.$I$2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+DATE(YEAR([.D18])+1;10;22)" office:value-type="date" office:date-value="2026-10-22" calcext:value-type="date">
            <text:p>2026-10-22</text:p>
          </table:table-cell>
          <table:table-cell table:formula="of:=+YEARFRAC([.$B$1];[.D19];1)*IF([.$B$1]&gt;[.D19];-1;1)" office:value-type="float" office:value="0.794520547945205" calcext:value-type="float">
            <text:p>0,79</text:p>
          </table:table-cell>
          <table:table-cell table:formula="of:=+ORG.LIBREOFFICE.ROUNDSIG(YEARFRAC([.D18];[.D19];1)*[.$B$8];3)+IF([.D19]=[.$B$7];100;0)" office:value-type="float" office:value="6.75" calcext:value-type="float">
            <text:p>6,75</text:p>
          </table:table-cell>
          <table:table-cell table:style-name="ce11" table:formula="of:=+IF(AND([.$B$1]&gt;=[.D18];[.$B$1]&lt;[.D19]);YEARFRAC([.$B$1];[.D18];1)*[.$B$8];0)" office:value-type="float" office:value="1.38698630136986" calcext:value-type="float">
            <text:p>1,387</text:p>
          </table:table-cell>
          <table:table-cell table:formula="of:=+[.F19]*IF([.D19]&gt;[.$B$1];1;0)" office:value-type="float" office:value="6.75" calcext:value-type="float">
            <text:p>6,75</text:p>
          </table:table-cell>
          <table:table-cell table:formula="of:=+IF([.$E19]&lt;0;0;[.$H19]/(1+[.I$1]/100)^[.$E19])" office:value-type="float" office:value="6.41578945426237" calcext:value-type="float">
            <text:p>6,41578945426237</text:p>
          </table:table-cell>
          <table:table-cell table:formula="of:=+IF([.$E19]&lt;0;0;[.$H19]/(1+[.J$1]/100)^[.$E19])" office:value-type="float" office:value="6.36836973263428" calcext:value-type="float">
            <text:p>6,36836973263428</text:p>
          </table:table-cell>
          <table:table-cell table:formula="of:=+[.J19]*[.E19]/(1+[.$I$1]/100)/[.$I$23]" office:value-type="float" office:value="0.0466614764210596" calcext:value-type="float">
            <text:p>0,0466614764210596</text:p>
          </table:table-cell>
        </table:table-row>
        <table:table-row table:style-name="ro1">
          <table:table-cell table:number-columns-repeated="3"/>
          <table:table-cell table:formula="of:=+DATE(YEAR([.D19])+1;10;22)" office:value-type="date" office:date-value="2027-10-22" calcext:value-type="date">
            <text:p>2027-10-22</text:p>
          </table:table-cell>
          <table:table-cell table:formula="of:=+YEARFRAC([.$B$1];[.D20];1)*IF([.$B$1]&gt;[.D20];-1;1)" office:value-type="float" office:value="1.79452054794521" calcext:value-type="float">
            <text:p>1,79</text:p>
          </table:table-cell>
          <table:table-cell table:formula="of:=+ORG.LIBREOFFICE.ROUNDSIG(YEARFRAC([.D19];[.D20];1)*[.$B$8];3)+IF([.D20]=[.$B$7];100;0)" office:value-type="float" office:value="6.75" calcext:value-type="float">
            <text:p>6,75</text:p>
          </table:table-cell>
          <table:table-cell table:formula="of:=+IF(AND([.$B$1]&gt;=[.D19];[.$B$1]&lt;[.D20]);YEARFRAC([.$B$1];[.D19];1)*[.$B$8];0)" office:value-type="float" office:value="0" calcext:value-type="float">
            <text:p>0,000</text:p>
          </table:table-cell>
          <table:table-cell table:formula="of:=+[.F20]*IF([.D20]&gt;[.$B$1];1;0)" office:value-type="float" office:value="6.75" calcext:value-type="float">
            <text:p>6,75</text:p>
          </table:table-cell>
          <table:table-cell table:formula="of:=+IF([.$E20]&lt;0;0;[.$H20]/(1+[.I$1]/100)^[.$E20])" office:value-type="float" office:value="6.01856421600597" calcext:value-type="float">
            <text:p>6,01856421600597</text:p>
          </table:table-cell>
          <table:table-cell table:formula="of:=+IF([.$E20]&lt;0;0;[.$H20]/(1+[.J$1]/100)^[.$E20])" office:value-type="float" office:value="5.91855923107275" calcext:value-type="float">
            <text:p>5,91855923107275</text:p>
          </table:table-cell>
          <table:table-cell table:formula="of:=+[.J20]*[.E20]/(1+[.$I$1]/100)/[.$I$23]" office:value-type="float" office:value="0.0979466320208757" calcext:value-type="float">
            <text:p>0,0979466320208757</text:p>
          </table:table-cell>
        </table:table-row>
        <table:table-row table:style-name="ro1">
          <table:table-cell table:number-columns-repeated="3"/>
          <table:table-cell table:formula="of:=+DATE(YEAR([.D20])+1;10;22)" office:value-type="date" office:date-value="2028-10-22" calcext:value-type="date">
            <text:p>2028-10-22</text:p>
          </table:table-cell>
          <table:table-cell table:formula="of:=+YEARFRAC([.$B$1];[.D21];1)*IF([.$B$1]&gt;[.D21];-1;1)" office:value-type="float" office:value="2.79470802919708" calcext:value-type="float">
            <text:p>2,79</text:p>
          </table:table-cell>
          <table:table-cell table:formula="of:=+ORG.LIBREOFFICE.ROUNDSIG(YEARFRAC([.D20];[.D21];1)*[.$B$8];3)+IF([.D21]=[.$B$7];100;0)" office:value-type="float" office:value="106.75" calcext:value-type="float">
            <text:p>106,75</text:p>
          </table:table-cell>
          <table:table-cell table:formula="of:=+IF(AND([.$B$1]&gt;=[.D20];[.$B$1]&lt;[.D21]);YEARFRAC([.$B$1];[.D20];1)*[.$B$8];0)" office:value-type="float" office:value="0" calcext:value-type="float">
            <text:p>0,000</text:p>
          </table:table-cell>
          <table:table-cell table:formula="of:=+[.F21]*IF([.D21]&gt;[.$B$1];1;0)" office:value-type="float" office:value="106.75" calcext:value-type="float">
            <text:p>106,75</text:p>
          </table:table-cell>
          <table:table-cell table:formula="of:=+IF([.$E21]&lt;0;0;[.$H21]/(1+[.I$1]/100)^[.$E21])" office:value-type="float" office:value="89.2883095733584" calcext:value-type="float">
            <text:p>89,2883095733584</text:p>
          </table:table-cell>
          <table:table-cell table:formula="of:=+IF([.$E21]&lt;0;0;[.$H21]/(1+[.J$1]/100)^[.$E21])" office:value-type="float" office:value="86.9885063095567" calcext:value-type="float">
            <text:p>86,9885063095567</text:p>
          </table:table-cell>
          <table:table-cell table:formula="of:=+[.J21]*[.E21]/(1+[.$I$1]/100)/[.$I$23]" office:value-type="float" office:value="2.24193692257302" calcext:value-type="float">
            <text:p>2,24193692257302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" table:style-name="Default" office:value-type="string" calcext:value-type="string">
            <text:p>PV: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14" table:formula="of:=SUM([.I4:.I21])" office:value-type="float" office:value="101.722663243627" calcext:value-type="float">
            <text:p>101,722663243627</text:p>
          </table:table-cell>
          <table:table-cell table:style-name="ce14" table:formula="of:=SUM([.J4:.J21])" office:value-type="float" office:value="99.2754352732638" calcext:value-type="float">
            <text:p>99,2754352732638</text:p>
          </table:table-cell>
          <table:table-cell table:formula="of:=+SUM([.K4:.K21])" office:value-type="float" office:value="2.38654503101495" calcext:value-type="float">
            <text:p>2,38654503101495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 table:style-name="Default" office:value-type="string" calcext:value-type="string">
            <text:p>Diff [%]:</text:p>
          </table:table-cell>
          <table:table-cell table:style-name="ce16" table:formula="of:=+([.J23]-[.I23])/[.I23]" office:value-type="percentage" office:value="-0.0240578440666841" calcext:value-type="percentage">
            <text:p>-2,41%</text:p>
          </table:table-cell>
          <table:table-cell/>
        </table:table-row>
      </table:table>
      <table:table table:name="2051G Solution" table:style-name="ta1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5"/>
        <table:table-column table:style-name="co7" table:default-cell-style-name="ce8"/>
        <table:table-column table:style-name="co8" table:default-cell-style-name="ce8"/>
        <table:table-column table:style-name="co9" table:default-cell-style-name="ce10"/>
        <table:table-column table:style-name="co10" table:default-cell-style-name="ce8"/>
        <table:table-column table:style-name="co11" table:number-columns-repeated="2" table:default-cell-style-name="ce19"/>
        <table:table-column table:style-name="co12" table:default-cell-style-name="Default"/>
        <table:table-row table:style-name="ro1">
          <table:table-cell office:value-type="string" calcext:value-type="string">
            <text:p>Ma</text:p>
          </table:table-cell>
          <table:table-cell table:style-name="ce2" office:value-type="date" office:date-value="2026-01-05" calcext:value-type="date">
            <text:p>2026-01-05</text:p>
          </table:table-cell>
          <table:table-cell/>
          <table:table-cell table:style-name="Default" table:number-columns-repeated="4"/>
          <table:table-cell table:style-name="Default" office:value-type="string" calcext:value-type="string">
            <text:p>yield:</text:p>
          </table:table-cell>
          <table:table-cell table:style-name="ce15" office:value-type="float" office:value="7.71" calcext:value-type="float">
            <text:p>7,71</text:p>
          </table:table-cell>
          <table:table-cell table:style-name="ce15" office:value-type="float" office:value="8.71" calcext:value-type="float">
            <text:p>8,71</text:p>
          </table:table-cell>
          <table:table-cell table:style-name="ce8" table:formula="of:=+[.I1]" office:value-type="float" office:value="7.71" calcext:value-type="float">
            <text:p>7,71</text:p>
          </table:table-cell>
        </table:table-row>
        <table:table-row table:style-name="ro1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<text:a xlink:href="https://akk.hu/security/id=A510428G21" xlink:type="simple">https://akk.hu/security/id=A510428G21</text:a></text:p>
          </table:table-cell>
          <table:table-cell table:number-columns-repeated="2"/>
          <table:table-cell table:style-name="ce1" office:value-type="string" calcext:value-type="string">
            <text:p>cashflow dat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Felhalmozott kamat</text:p>
          </table:table-cell>
          <table:table-cell table:style-name="ce1" office:value-type="string" calcext:value-type="string">
            <text:p>CF ahead</text:p>
          </table:table-cell>
          <table:table-cell table:number-columns-repeated="2" table:style-name="ce1" office:value-type="string" calcext:value-type="string">
            <text:p>CF dicounted</text:p>
          </table:table-cell>
          <table:table-cell table:style-name="ce1" office:value-type="string" calcext:value-type="string">
            <text:p>Duration</text:p>
          </table:table-cell>
        </table:table-row>
        <table:table-row table:style-name="ro1">
          <table:table-cell table:number-columns-repeated="3"/>
          <table:table-cell table:formula="of:=+DATE(YEAR([.B6]);4;28)" office:value-type="date" office:date-value="2021-04-28" calcext:value-type="date">
            <text:p>2021-04-28</text:p>
          </table:table-cell>
          <table:table-cell table:style-name="ce7" table:formula="of:=+YEARFRAC([.$B$1];[.D4];1)*IF([.$B$1]&gt;[.D4];-1;1)" office:value-type="float" office:value="-4.69100867183934" calcext:value-type="float">
            <text:p>-4,69</text:p>
          </table:table-cell>
          <table:table-cell table:style-name="ce7" table:formula="of:=+ORG.LIBREOFFICE.ROUNDSIG(YEARFRAC([.B6];[.D4];1)*[.$B$8];3)" office:value-type="float" office:value="0" calcext:value-type="float">
            <text:p>0,00</text:p>
          </table:table-cell>
          <table:table-cell table:style-name="ce9" table:formula="of:=+IF(AND([.$B$1]&gt;=[.B6];[.$B$1]&lt;[.D4]);YEARFRAC([.$B$1];[.B6];1)*[.$B$8];0)" office:value-type="float" office:value="0" calcext:value-type="float">
            <text:p>0,000</text:p>
          </table:table-cell>
          <table:table-cell table:style-name="ce7" table:formula="of:=+[.F4]*IF([.D4]&gt;[.$B$1];1;0)" office:value-type="float" office:value="0" calcext:value-type="float">
            <text:p>0,00</text:p>
          </table:table-cell>
          <table:table-cell table:formula="of:=+IF([.$E4]&lt;0;0;[.$H4]/(1+[.I$1]/100)^[.$E4])" office:value-type="float" office:value="0" calcext:value-type="float">
            <text:p>0,0000</text:p>
          </table:table-cell>
          <table:table-cell table:formula="of:=+IF([.$E4]&lt;0;0;[.$H4]/(1+[.J$1]/100)^[.$E4])" office:value-type="float" office:value="0" calcext:value-type="float">
            <text:p>0,0000</text:p>
          </table:table-cell>
          <table:table-cell table:formula="of:=+[.J4]*[.E4]/(1+[.$I$1]/100)/[.$I$36]" office:value-type="float" office:value="-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övid név</text:p>
          </table:table-cell>
          <table:table-cell table:style-name="ce3" office:value-type="string" calcext:value-type="string">
            <text:p>2051/G</text:p>
          </table:table-cell>
          <table:table-cell/>
          <table:table-cell table:formula="of:=+DATE(YEAR([.D4])+1;4;28)" office:value-type="date" office:date-value="2022-04-28" calcext:value-type="date">
            <text:p>2022-04-28</text:p>
          </table:table-cell>
          <table:table-cell table:style-name="ce7" table:formula="of:=+YEARFRAC([.$B$1];[.D5];1)*IF([.$B$1]&gt;[.D5];-1;1)" office:value-type="float" office:value="-3.69112814895947" calcext:value-type="float">
            <text:p>-3,69</text:p>
          </table:table-cell>
          <table:table-cell table:style-name="ce7" table:formula="of:=+ORG.LIBREOFFICE.ROUNDSIG(YEARFRAC([.D4];[.D5];1)*[.$B$8];3)+IF([.D5]=[.$B$7];100;0)" office:value-type="float" office:value="4" calcext:value-type="float">
            <text:p>4,00</text:p>
          </table:table-cell>
          <table:table-cell table:style-name="ce9" table:formula="of:=+IF(AND([.$B$1]&gt;=[.D4];[.$B$1]&lt;[.D5]);YEARFRAC([.$B$1];[.D4];1)*[.$B$8];0)" office:value-type="float" office:value="0" calcext:value-type="float">
            <text:p>0,000</text:p>
          </table:table-cell>
          <table:table-cell table:style-name="ce7" table:formula="of:=+[.F5]*IF([.D5]&gt;[.$B$1];1;0)" office:value-type="float" office:value="0" calcext:value-type="float">
            <text:p>0,00</text:p>
          </table:table-cell>
          <table:table-cell table:formula="of:=+IF([.$E5]&lt;0;0;[.$H5]/(1+[.I$1]/100)^[.$E5])" office:value-type="float" office:value="0" calcext:value-type="float">
            <text:p>0,0000</text:p>
          </table:table-cell>
          <table:table-cell table:formula="of:=+IF([.$E5]&lt;0;0;[.$H5]/(1+[.J$1]/100)^[.$E5])" office:value-type="float" office:value="0" calcext:value-type="float">
            <text:p>0,0000</text:p>
          </table:table-cell>
          <table:table-cell table:formula="of:=+[.J5]*[.E5]/(1+[.$I$1]/100)/[.$I$36]" office:value-type="float" office:value="-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Kibocsátás</text:p>
          </table:table-cell>
          <table:table-cell table:style-name="ce2" office:value-type="date" office:date-value="2021-04-28" calcext:value-type="date">
            <text:p>2021-04-28</text:p>
          </table:table-cell>
          <table:table-cell/>
          <table:table-cell table:formula="of:=+DATE(YEAR([.D5])+1;4;28)" office:value-type="date" office:date-value="2023-04-28" calcext:value-type="date">
            <text:p>2023-04-28</text:p>
          </table:table-cell>
          <table:table-cell table:style-name="ce7" table:formula="of:=+YEARFRAC([.$B$1];[.D6];1)*IF([.$B$1]&gt;[.D6];-1;1)" office:value-type="float" office:value="-2.69130732375086" calcext:value-type="float">
            <text:p>-2,69</text:p>
          </table:table-cell>
          <table:table-cell table:style-name="ce7" table:formula="of:=+ORG.LIBREOFFICE.ROUNDSIG(YEARFRAC([.D5];[.D6];1)*[.$B$8];3)+IF([.D6]=[.$B$7];100;0)" office:value-type="float" office:value="4" calcext:value-type="float">
            <text:p>4,00</text:p>
          </table:table-cell>
          <table:table-cell table:style-name="ce9" table:formula="of:=+IF(AND([.$B$1]&gt;=[.D5];[.$B$1]&lt;[.D6]);YEARFRAC([.$B$1];[.D5];1)*[.$B$8];0)" office:value-type="float" office:value="0" calcext:value-type="float">
            <text:p>0,000</text:p>
          </table:table-cell>
          <table:table-cell table:style-name="ce7" table:formula="of:=+[.F6]*IF([.D6]&gt;[.$B$1];1;0)" office:value-type="float" office:value="0" calcext:value-type="float">
            <text:p>0,00</text:p>
          </table:table-cell>
          <table:table-cell table:formula="of:=+IF([.$E6]&lt;0;0;[.$H6]/(1+[.I$1]/100)^[.$E6])" office:value-type="float" office:value="0" calcext:value-type="float">
            <text:p>0,0000</text:p>
          </table:table-cell>
          <table:table-cell table:formula="of:=+IF([.$E6]&lt;0;0;[.$H6]/(1+[.J$1]/100)^[.$E6])" office:value-type="float" office:value="0" calcext:value-type="float">
            <text:p>0,0000</text:p>
          </table:table-cell>
          <table:table-cell table:formula="of:=+[.J6]*[.E6]/(1+[.$I$1]/100)/[.$I$36]" office:value-type="float" office:value="-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ejárat</text:p>
          </table:table-cell>
          <table:table-cell table:style-name="ce2" office:value-type="date" office:date-value="2051-04-28" calcext:value-type="date">
            <text:p>2051-04-28</text:p>
          </table:table-cell>
          <table:table-cell/>
          <table:table-cell table:formula="of:=+DATE(YEAR([.D6])+1;4;28)" office:value-type="date" office:date-value="2024-04-28" calcext:value-type="date">
            <text:p>2024-04-28</text:p>
          </table:table-cell>
          <table:table-cell table:style-name="ce7" table:formula="of:=+YEARFRAC([.$B$1];[.D7];1)*IF([.$B$1]&gt;[.D7];-1;1)" office:value-type="float" office:value="-1.68886861313869" calcext:value-type="float">
            <text:p>-1,69</text:p>
          </table:table-cell>
          <table:table-cell table:style-name="ce7" table:formula="of:=+ORG.LIBREOFFICE.ROUNDSIG(YEARFRAC([.D6];[.D7];1)*[.$B$8];3)+IF([.D7]=[.$B$7];100;0)" office:value-type="float" office:value="4" calcext:value-type="float">
            <text:p>4,00</text:p>
          </table:table-cell>
          <table:table-cell table:style-name="ce9" table:formula="of:=+IF(AND([.$B$1]&gt;=[.D6];[.$B$1]&lt;[.D7]);YEARFRAC([.$B$1];[.D6];1)*[.$B$8];0)" office:value-type="float" office:value="0" calcext:value-type="float">
            <text:p>0,000</text:p>
          </table:table-cell>
          <table:table-cell table:style-name="ce7" table:formula="of:=+[.F7]*IF([.D7]&gt;[.$B$1];1;0)" office:value-type="float" office:value="0" calcext:value-type="float">
            <text:p>0,00</text:p>
          </table:table-cell>
          <table:table-cell table:formula="of:=+IF([.$E7]&lt;0;0;[.$H7]/(1+[.I$1]/100)^[.$E7])" office:value-type="float" office:value="0" calcext:value-type="float">
            <text:p>0,0000</text:p>
          </table:table-cell>
          <table:table-cell table:formula="of:=+IF([.$E7]&lt;0;0;[.$H7]/(1+[.J$1]/100)^[.$E7])" office:value-type="float" office:value="0" calcext:value-type="float">
            <text:p>0,0000</text:p>
          </table:table-cell>
          <table:table-cell table:formula="of:=+[.J7]*[.E7]/(1+[.$I$1]/100)/[.$I$36]" office:value-type="float" office:value="-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Kamat (%)</text:p>
          </table:table-cell>
          <table:table-cell table:style-name="ce17" office:value-type="float" office:value="4" calcext:value-type="float">
            <text:p>4,00</text:p>
          </table:table-cell>
          <table:table-cell/>
          <table:table-cell table:formula="of:=+DATE(YEAR([.D7])+1;4;28)" office:value-type="date" office:date-value="2025-04-28" calcext:value-type="date">
            <text:p>2025-04-28</text:p>
          </table:table-cell>
          <table:table-cell table:formula="of:=+YEARFRAC([.$B$1];[.D8];1)*IF([.$B$1]&gt;[.D8];-1;1)" office:value-type="float" office:value="-0.69041095890411" calcext:value-type="float">
            <text:p>-0,69</text:p>
          </table:table-cell>
          <table:table-cell table:formula="of:=+ORG.LIBREOFFICE.ROUNDSIG(YEARFRAC([.D7];[.D8];1)*[.$B$8];3)+IF([.D8]=[.$B$7];100;0)" office:value-type="float" office:value="4" calcext:value-type="float">
            <text:p>4,00</text:p>
          </table:table-cell>
          <table:table-cell table:formula="of:=+IF(AND([.$B$1]&gt;=[.D7];[.$B$1]&lt;[.D8]);YEARFRAC([.$B$1];[.D7];1)*[.$B$8];0)" office:value-type="float" office:value="0" calcext:value-type="float">
            <text:p>0,000</text:p>
          </table:table-cell>
          <table:table-cell table:formula="of:=+[.F8]*IF([.D8]&gt;[.$B$1];1;0)" office:value-type="float" office:value="0" calcext:value-type="float">
            <text:p>0,00</text:p>
          </table:table-cell>
          <table:table-cell table:formula="of:=+IF([.$E8]&lt;0;0;[.$H8]/(1+[.I$1]/100)^[.$E8])" office:value-type="float" office:value="0" calcext:value-type="float">
            <text:p>0,0000</text:p>
          </table:table-cell>
          <table:table-cell table:formula="of:=+IF([.$E8]&lt;0;0;[.$H8]/(1+[.J$1]/100)^[.$E8])" office:value-type="float" office:value="0" calcext:value-type="float">
            <text:p>0,0000</text:p>
          </table:table-cell>
          <table:table-cell table:formula="of:=+[.J8]*[.E8]/(1+[.$I$1]/100)/[.$I$36]" office:value-type="float" office:value="-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Kamat konvenció</text:p>
          </table:table-cell>
          <table:table-cell table:style-name="ce3" office:value-type="string" calcext:value-type="string">
            <text:p>Act/Act</text:p>
          </table:table-cell>
          <table:table-cell/>
          <table:table-cell table:formula="of:=+DATE(YEAR([.D8])+1;4;28)" office:value-type="date" office:date-value="2026-04-28" calcext:value-type="date">
            <text:p>2026-04-28</text:p>
          </table:table-cell>
          <table:table-cell table:formula="of:=+YEARFRAC([.$B$1];[.D9];1)*IF([.$B$1]&gt;[.D9];-1;1)" office:value-type="float" office:value="0.30958904109589" calcext:value-type="float">
            <text:p>0,31</text:p>
          </table:table-cell>
          <table:table-cell table:formula="of:=+ORG.LIBREOFFICE.ROUNDSIG(YEARFRAC([.D8];[.D9];1)*[.$B$8];3)+IF([.D9]=[.$B$7];100;0)" office:value-type="float" office:value="4" calcext:value-type="float">
            <text:p>4,00</text:p>
          </table:table-cell>
          <table:table-cell table:style-name="ce18" table:formula="of:=+IF(AND([.$B$1]&gt;=[.D8];[.$B$1]&lt;[.D9]);YEARFRAC([.$B$1];[.D8];1)*[.$B$8];0)" office:value-type="float" office:value="2.76164383561644" calcext:value-type="float">
            <text:p>2,7616</text:p>
          </table:table-cell>
          <table:table-cell table:formula="of:=+[.F9]*IF([.D9]&gt;[.$B$1];1;0)" office:value-type="float" office:value="4" calcext:value-type="float">
            <text:p>4,00</text:p>
          </table:table-cell>
          <table:table-cell table:formula="of:=+IF([.$E9]&lt;0;0;[.$H9]/(1+[.I$1]/100)^[.$E9])" office:value-type="float" office:value="3.90907388624392" calcext:value-type="float">
            <text:p>3,9091</text:p>
          </table:table-cell>
          <table:table-cell table:formula="of:=+IF([.$E9]&lt;0;0;[.$H9]/(1+[.J$1]/100)^[.$E9])" office:value-type="float" office:value="3.89790592143002" calcext:value-type="float">
            <text:p>3,8979</text:p>
          </table:table-cell>
          <table:table-cell table:formula="of:=+[.J9]*[.E9]/(1+[.$I$1]/100)/[.$I$36]" office:value-type="float" office:value="0.018084289052839" calcext:value-type="float">
            <text:p>0,018084289052839</text:p>
          </table:table-cell>
        </table:table-row>
        <table:table-row table:style-name="ro1">
          <table:table-cell table:style-name="ce1"/>
          <table:table-cell table:number-columns-repeated="2"/>
          <table:table-cell table:formula="of:=+DATE(YEAR([.D9])+1;4;28)" office:value-type="date" office:date-value="2027-04-28" calcext:value-type="date">
            <text:p>2027-04-28</text:p>
          </table:table-cell>
          <table:table-cell table:formula="of:=+YEARFRAC([.$B$1];[.D10];1)*IF([.$B$1]&gt;[.D10];-1;1)" office:value-type="float" office:value="1.30958904109589" calcext:value-type="float">
            <text:p>1,31</text:p>
          </table:table-cell>
          <table:table-cell table:formula="of:=+ORG.LIBREOFFICE.ROUNDSIG(YEARFRAC([.D9];[.D10];1)*[.$B$8];3)+IF([.D10]=[.$B$7];100;0)" office:value-type="float" office:value="4" calcext:value-type="float">
            <text:p>4,00</text:p>
          </table:table-cell>
          <table:table-cell table:formula="of:=+IF(AND([.$B$1]&gt;=[.D9];[.$B$1]&lt;[.D10]);YEARFRAC([.$B$1];[.D9];1)*[.$B$8];0)" office:value-type="float" office:value="0" calcext:value-type="float">
            <text:p>0,000</text:p>
          </table:table-cell>
          <table:table-cell table:formula="of:=+[.F10]*IF([.D10]&gt;[.$B$1];1;0)" office:value-type="float" office:value="4" calcext:value-type="float">
            <text:p>4,00</text:p>
          </table:table-cell>
          <table:table-cell table:formula="of:=+IF([.$E10]&lt;0;0;[.$H10]/(1+[.I$1]/100)^[.$E10])" office:value-type="float" office:value="3.62925808768352" calcext:value-type="float">
            <text:p>3,6293</text:p>
          </table:table-cell>
          <table:table-cell table:formula="of:=+IF([.$E10]&lt;0;0;[.$H10]/(1+[.J$1]/100)^[.$E10])" office:value-type="float" office:value="3.58560014849602" calcext:value-type="float">
            <text:p>3,5856</text:p>
          </table:table-cell>
          <table:table-cell table:formula="of:=+[.J10]*[.E10]/(1+[.$I$1]/100)/[.$I$36]" office:value-type="float" office:value="0.0703690029188402" calcext:value-type="float">
            <text:p>0,0703690029188402</text:p>
          </table:table-cell>
        </table:table-row>
        <table:table-row table:style-name="ro1">
          <table:table-cell table:style-name="ce1"/>
          <table:table-cell table:number-columns-repeated="2"/>
          <table:table-cell table:formula="of:=+DATE(YEAR([.D10])+1;4;28)" office:value-type="date" office:date-value="2028-04-28" calcext:value-type="date">
            <text:p>2028-04-28</text:p>
          </table:table-cell>
          <table:table-cell table:formula="of:=+YEARFRAC([.$B$1];[.D11];1)*IF([.$B$1]&gt;[.D11];-1;1)" office:value-type="float" office:value="2.31021897810219" calcext:value-type="float">
            <text:p>2,31</text:p>
          </table:table-cell>
          <table:table-cell table:formula="of:=+ORG.LIBREOFFICE.ROUNDSIG(YEARFRAC([.D10];[.D11];1)*[.$B$8];3)+IF([.D11]=[.$B$7];100;0)" office:value-type="float" office:value="4" calcext:value-type="float">
            <text:p>4,00</text:p>
          </table:table-cell>
          <table:table-cell table:formula="of:=+IF(AND([.$B$1]&gt;=[.D10];[.$B$1]&lt;[.D11]);YEARFRAC([.$B$1];[.D10];1)*[.$B$8];0)" office:value-type="float" office:value="0" calcext:value-type="float">
            <text:p>0,000</text:p>
          </table:table-cell>
          <table:table-cell table:formula="of:=+[.F11]*IF([.D11]&gt;[.$B$1];1;0)" office:value-type="float" office:value="4" calcext:value-type="float">
            <text:p>4,00</text:p>
          </table:table-cell>
          <table:table-cell table:formula="of:=+IF([.$E11]&lt;0;0;[.$H11]/(1+[.I$1]/100)^[.$E11])" office:value-type="float" office:value="3.36931416781672" calcext:value-type="float">
            <text:p>3,3693</text:p>
          </table:table-cell>
          <table:table-cell table:formula="of:=+IF([.$E11]&lt;0;0;[.$H11]/(1+[.J$1]/100)^[.$E11])" office:value-type="float" office:value="3.2981432445067" calcext:value-type="float">
            <text:p>3,2981</text:p>
          </table:table-cell>
          <table:table-cell table:formula="of:=+[.J11]*[.E11]/(1+[.$I$1]/100)/[.$I$36]" office:value-type="float" office:value="0.114184503865414" calcext:value-type="float">
            <text:p>0,114184503865414</text:p>
          </table:table-cell>
        </table:table-row>
        <table:table-row table:style-name="ro1">
          <table:table-cell table:style-name="ce1"/>
          <table:table-cell table:number-columns-repeated="2"/>
          <table:table-cell table:formula="of:=+DATE(YEAR([.D11])+1;4;28)" office:value-type="date" office:date-value="2029-04-28" calcext:value-type="date">
            <text:p>2029-04-28</text:p>
          </table:table-cell>
          <table:table-cell table:formula="of:=+YEARFRAC([.$B$1];[.D12];1)*IF([.$B$1]&gt;[.D12];-1;1)" office:value-type="float" office:value="3.31006160164271" calcext:value-type="float">
            <text:p>3,31</text:p>
          </table:table-cell>
          <table:table-cell table:formula="of:=+ORG.LIBREOFFICE.ROUNDSIG(YEARFRAC([.D11];[.D12];1)*[.$B$8];3)+IF([.D12]=[.$B$7];100;0)" office:value-type="float" office:value="4" calcext:value-type="float">
            <text:p>4,00</text:p>
          </table:table-cell>
          <table:table-cell table:formula="of:=+IF(AND([.$B$1]&gt;=[.D11];[.$B$1]&lt;[.D12]);YEARFRAC([.$B$1];[.D11];1)*[.$B$8];0)" office:value-type="float" office:value="0" calcext:value-type="float">
            <text:p>0,000</text:p>
          </table:table-cell>
          <table:table-cell table:formula="of:=+[.F12]*IF([.D12]&gt;[.$B$1];1;0)" office:value-type="float" office:value="4" calcext:value-type="float">
            <text:p>4,00</text:p>
          </table:table-cell>
          <table:table-cell table:formula="of:=+IF([.$E12]&lt;0;0;[.$H12]/(1+[.I$1]/100)^[.$E12])" office:value-type="float" office:value="3.12817152628264" calcext:value-type="float">
            <text:p>3,1282</text:p>
          </table:table-cell>
          <table:table-cell table:formula="of:=+IF([.$E12]&lt;0;0;[.$H12]/(1+[.J$1]/100)^[.$E12])" office:value-type="float" office:value="3.03393118621532" calcext:value-type="float">
            <text:p>3,0339</text:p>
          </table:table-cell>
          <table:table-cell table:formula="of:=+[.J12]*[.E12]/(1+[.$I$1]/100)/[.$I$36]" office:value-type="float" office:value="0.150496469003395" calcext:value-type="float">
            <text:p>0,150496469003395</text:p>
          </table:table-cell>
        </table:table-row>
        <table:table-row table:style-name="ro1">
          <table:table-cell table:style-name="ce1" office:value-type="string" calcext:value-type="string">
            <text:p>Vételi nettó árfolyam</text:p>
          </table:table-cell>
          <table:table-cell table:style-name="ce4" office:value-type="float" office:value="59.1928" calcext:value-type="float">
            <text:p>59,1928</text:p>
          </table:table-cell>
          <table:table-cell/>
          <table:table-cell table:formula="of:=+DATE(YEAR([.D12])+1;4;28)" office:value-type="date" office:date-value="2030-04-28" calcext:value-type="date">
            <text:p>2030-04-28</text:p>
          </table:table-cell>
          <table:table-cell table:formula="of:=+YEARFRAC([.$B$1];[.D13];1)*IF([.$B$1]&gt;[.D13];-1;1)" office:value-type="float" office:value="4.30996714129244" calcext:value-type="float">
            <text:p>4,31</text:p>
          </table:table-cell>
          <table:table-cell table:formula="of:=+ORG.LIBREOFFICE.ROUNDSIG(YEARFRAC([.D12];[.D13];1)*[.$B$8];3)+IF([.D13]=[.$B$7];100;0)" office:value-type="float" office:value="4" calcext:value-type="float">
            <text:p>4,00</text:p>
          </table:table-cell>
          <table:table-cell table:formula="of:=+IF(AND([.$B$1]&gt;=[.D12];[.$B$1]&lt;[.D13]);YEARFRAC([.$B$1];[.D12];1)*[.$B$8];0)" office:value-type="float" office:value="0" calcext:value-type="float">
            <text:p>0,000</text:p>
          </table:table-cell>
          <table:table-cell table:formula="of:=+[.F13]*IF([.D13]&gt;[.$B$1];1;0)" office:value-type="float" office:value="4" calcext:value-type="float">
            <text:p>4,00</text:p>
          </table:table-cell>
          <table:table-cell table:formula="of:=+IF([.$E13]&lt;0;0;[.$H13]/(1+[.I$1]/100)^[.$E13])" office:value-type="float" office:value="2.90427395128567" calcext:value-type="float">
            <text:p>2,9043</text:p>
          </table:table-cell>
          <table:table-cell table:formula="of:=+IF([.$E13]&lt;0;0;[.$H13]/(1+[.J$1]/100)^[.$E13])" office:value-type="float" office:value="2.79087031566118" calcext:value-type="float">
            <text:p>2,7909</text:p>
          </table:table-cell>
          <table:table-cell table:formula="of:=+[.J13]*[.E13]/(1+[.$I$1]/100)/[.$I$36]" office:value-type="float" office:value="0.180259484057436" calcext:value-type="float">
            <text:p>0,180259484057436</text:p>
          </table:table-cell>
        </table:table-row>
        <table:table-row table:style-name="ro1">
          <table:table-cell table:style-name="ce1" office:value-type="string" calcext:value-type="string">
            <text:p>Felhalmozott kamat:</text:p>
          </table:table-cell>
          <table:table-cell table:style-name="ce3" office:value-type="float" office:value="2.7616" calcext:value-type="float">
            <text:p>2,7616</text:p>
          </table:table-cell>
          <table:table-cell/>
          <table:table-cell table:formula="of:=+DATE(YEAR([.D13])+1;4;28)" office:value-type="date" office:date-value="2031-04-28" calcext:value-type="date">
            <text:p>2031-04-28</text:p>
          </table:table-cell>
          <table:table-cell table:formula="of:=+YEARFRAC([.$B$1];[.D14];1)*IF([.$B$1]&gt;[.D14];-1;1)" office:value-type="float" office:value="5.30990415335463" calcext:value-type="float">
            <text:p>5,31</text:p>
          </table:table-cell>
          <table:table-cell table:formula="of:=+ORG.LIBREOFFICE.ROUNDSIG(YEARFRAC([.D13];[.D14];1)*[.$B$8];3)+IF([.D14]=[.$B$7];100;0)" office:value-type="float" office:value="4" calcext:value-type="float">
            <text:p>4,00</text:p>
          </table:table-cell>
          <table:table-cell table:formula="of:=+IF(AND([.$B$1]&gt;=[.D13];[.$B$1]&lt;[.D14]);YEARFRAC([.$B$1];[.D13];1)*[.$B$8];0)" office:value-type="float" office:value="0" calcext:value-type="float">
            <text:p>0,000</text:p>
          </table:table-cell>
          <table:table-cell table:formula="of:=+[.F14]*IF([.D14]&gt;[.$B$1];1;0)" office:value-type="float" office:value="4" calcext:value-type="float">
            <text:p>4,00</text:p>
          </table:table-cell>
          <table:table-cell table:formula="of:=+IF([.$E14]&lt;0;0;[.$H14]/(1+[.I$1]/100)^[.$E14])" office:value-type="float" office:value="2.69639544912549" calcext:value-type="float">
            <text:p>2,6964</text:p>
          </table:table-cell>
          <table:table-cell table:formula="of:=+IF([.$E14]&lt;0;0;[.$H14]/(1+[.J$1]/100)^[.$E14])" office:value-type="float" office:value="2.56727531657892" calcext:value-type="float">
            <text:p>2,5673</text:p>
          </table:table-cell>
          <table:table-cell table:formula="of:=+[.J14]*[.E14]/(1+[.$I$1]/100)/[.$I$36]" office:value-type="float" office:value="0.204288366228245" calcext:value-type="float">
            <text:p>0,204288366228245</text:p>
          </table:table-cell>
        </table:table-row>
        <table:table-row table:style-name="ro1">
          <table:table-cell table:style-name="ce1" office:value-type="string" calcext:value-type="string">
            <text:p>Vételi bruttó árfolyam:</text:p>
          </table:table-cell>
          <table:table-cell table:formula="of:=+[.B14]+[.B13]" office:value-type="float" office:value="61.9544" calcext:value-type="float">
            <text:p>61,9544</text:p>
          </table:table-cell>
          <table:table-cell/>
          <table:table-cell table:formula="of:=+DATE(YEAR([.D14])+1;4;28)" office:value-type="date" office:date-value="2032-04-28" calcext:value-type="date">
            <text:p>2032-04-28</text:p>
          </table:table-cell>
          <table:table-cell table:formula="of:=+YEARFRAC([.$B$1];[.D15];1)*IF([.$B$1]&gt;[.D15];-1;1)" office:value-type="float" office:value="6.31012905748925" calcext:value-type="float">
            <text:p>6,31</text:p>
          </table:table-cell>
          <table:table-cell table:formula="of:=+ORG.LIBREOFFICE.ROUNDSIG(YEARFRAC([.D14];[.D15];1)*[.$B$8];3)+IF([.D15]=[.$B$7];100;0)" office:value-type="float" office:value="4" calcext:value-type="float">
            <text:p>4,00</text:p>
          </table:table-cell>
          <table:table-cell table:formula="of:=+IF(AND([.$B$1]&gt;=[.D14];[.$B$1]&lt;[.D15]);YEARFRAC([.$B$1];[.D14];1)*[.$B$8];0)" office:value-type="float" office:value="0" calcext:value-type="float">
            <text:p>0,000</text:p>
          </table:table-cell>
          <table:table-cell table:formula="of:=+[.F15]*IF([.D15]&gt;[.$B$1];1;0)" office:value-type="float" office:value="4" calcext:value-type="float">
            <text:p>4,00</text:p>
          </table:table-cell>
          <table:table-cell table:formula="of:=+IF([.$E15]&lt;0;0;[.$H15]/(1+[.I$1]/100)^[.$E15])" office:value-type="float" office:value="2.50334268735353" calcext:value-type="float">
            <text:p>2,5033</text:p>
          </table:table-cell>
          <table:table-cell table:formula="of:=+IF([.$E15]&lt;0;0;[.$H15]/(1+[.J$1]/100)^[.$E15])" office:value-type="float" office:value="2.36153720636973" calcext:value-type="float">
            <text:p>2,3615</text:p>
          </table:table-cell>
          <table:table-cell table:formula="of:=+[.J15]*[.E15]/(1+[.$I$1]/100)/[.$I$36]" office:value-type="float" office:value="0.223314818309637" calcext:value-type="float">
            <text:p>0,223314818309637</text:p>
          </table:table-cell>
        </table:table-row>
        <table:table-row table:style-name="ro1">
          <table:table-cell table:style-name="ce1" office:value-type="string" calcext:value-type="string">
            <text:p>Vételi hozam (ÁKK/ISMA)</text:p>
          </table:table-cell>
          <table:table-cell table:style-name="ce3" office:value-type="float" office:value="7.71" calcext:value-type="float">
            <text:p>7,71</text:p>
          </table:table-cell>
          <table:table-cell/>
          <table:table-cell table:formula="of:=+DATE(YEAR([.D15])+1;4;28)" office:value-type="date" office:date-value="2033-04-28" calcext:value-type="date">
            <text:p>2033-04-28</text:p>
          </table:table-cell>
          <table:table-cell table:formula="of:=+YEARFRAC([.$B$1];[.D16];1)*IF([.$B$1]&gt;[.D16];-1;1)" office:value-type="float" office:value="7.31006160164271" calcext:value-type="float">
            <text:p>7,31</text:p>
          </table:table-cell>
          <table:table-cell table:formula="of:=+ORG.LIBREOFFICE.ROUNDSIG(YEARFRAC([.D15];[.D16];1)*[.$B$8];3)+IF([.D16]=[.$B$7];100;0)" office:value-type="float" office:value="4" calcext:value-type="float">
            <text:p>4,00</text:p>
          </table:table-cell>
          <table:table-cell table:formula="of:=+IF(AND([.$B$1]&gt;=[.D15];[.$B$1]&lt;[.D16]);YEARFRAC([.$B$1];[.D15];1)*[.$B$8];0)" office:value-type="float" office:value="0" calcext:value-type="float">
            <text:p>0,000</text:p>
          </table:table-cell>
          <table:table-cell table:formula="of:=+[.F16]*IF([.D16]&gt;[.$B$1];1;0)" office:value-type="float" office:value="4" calcext:value-type="float">
            <text:p>4,00</text:p>
          </table:table-cell>
          <table:table-cell table:formula="of:=+IF([.$E16]&lt;0;0;[.$H16]/(1+[.I$1]/100)^[.$E16])" office:value-type="float" office:value="2.32416231489642" calcext:value-type="float">
            <text:p>2,3242</text:p>
          </table:table-cell>
          <table:table-cell table:formula="of:=+IF([.$E16]&lt;0;0;[.$H16]/(1+[.J$1]/100)^[.$E16])" office:value-type="float" office:value="2.17233972043165" calcext:value-type="float">
            <text:p>2,1723</text:p>
          </table:table-cell>
          <table:table-cell table:formula="of:=+[.J16]*[.E16]/(1+[.$I$1]/100)/[.$I$36]" office:value-type="float" office:value="0.237976069907805" calcext:value-type="float">
            <text:p>0,237976069907805</text:p>
          </table:table-cell>
        </table:table-row>
        <table:table-row table:style-name="ro1">
          <table:table-cell table:number-columns-repeated="3"/>
          <table:table-cell table:formula="of:=+DATE(YEAR([.D16])+1;4;28)" office:value-type="date" office:date-value="2034-04-28" calcext:value-type="date">
            <text:p>2034-04-28</text:p>
          </table:table-cell>
          <table:table-cell table:formula="of:=+YEARFRAC([.$B$1];[.D17];1)*IF([.$B$1]&gt;[.D17];-1;1)" office:value-type="float" office:value="8.3100091268634" calcext:value-type="float">
            <text:p>8,31</text:p>
          </table:table-cell>
          <table:table-cell table:formula="of:=+ORG.LIBREOFFICE.ROUNDSIG(YEARFRAC([.D16];[.D17];1)*[.$B$8];3)+IF([.D17]=[.$B$7];100;0)" office:value-type="float" office:value="4" calcext:value-type="float">
            <text:p>4,00</text:p>
          </table:table-cell>
          <table:table-cell table:formula="of:=+IF(AND([.$B$1]&gt;=[.D16];[.$B$1]&lt;[.D17]);YEARFRAC([.$B$1];[.D16];1)*[.$B$8];0)" office:value-type="float" office:value="0" calcext:value-type="float">
            <text:p>0,000</text:p>
          </table:table-cell>
          <table:table-cell table:formula="of:=+[.F17]*IF([.D17]&gt;[.$B$1];1;0)" office:value-type="float" office:value="4" calcext:value-type="float">
            <text:p>4,00</text:p>
          </table:table-cell>
          <table:table-cell table:formula="of:=+IF([.$E17]&lt;0;0;[.$H17]/(1+[.I$1]/100)^[.$E17])" office:value-type="float" office:value="2.15780463573476" calcext:value-type="float">
            <text:p>2,1578</text:p>
          </table:table-cell>
          <table:table-cell table:formula="of:=+IF([.$E17]&lt;0;0;[.$H17]/(1+[.J$1]/100)^[.$E17])" office:value-type="float" office:value="1.99829752591509" calcext:value-type="float">
            <text:p>1,9983</text:p>
          </table:table-cell>
          <table:table-cell table:formula="of:=+[.J17]*[.E17]/(1+[.$I$1]/100)/[.$I$36]" office:value-type="float" office:value="0.248854878811286" calcext:value-type="float">
            <text:p>0,248854878811286</text:p>
          </table:table-cell>
        </table:table-row>
        <table:table-row table:style-name="ro1">
          <table:table-cell table:number-columns-repeated="3"/>
          <table:table-cell table:formula="of:=+DATE(YEAR([.D17])+1;4;28)" office:value-type="date" office:date-value="2035-04-28" calcext:value-type="date">
            <text:p>2035-04-28</text:p>
          </table:table-cell>
          <table:table-cell table:formula="of:=+YEARFRAC([.$B$1];[.D18];1)*IF([.$B$1]&gt;[.D18];-1;1)" office:value-type="float" office:value="9.30996714129244" calcext:value-type="float">
            <text:p>9,31</text:p>
          </table:table-cell>
          <table:table-cell table:formula="of:=+ORG.LIBREOFFICE.ROUNDSIG(YEARFRAC([.D17];[.D18];1)*[.$B$8];3)+IF([.D18]=[.$B$7];100;0)" office:value-type="float" office:value="4" calcext:value-type="float">
            <text:p>4,00</text:p>
          </table:table-cell>
          <table:table-cell table:formula="of:=+IF(AND([.$B$1]&gt;=[.D17];[.$B$1]&lt;[.D18]);YEARFRAC([.$B$1];[.D17];1)*[.$B$8];0)" office:value-type="float" office:value="0" calcext:value-type="float">
            <text:p>0,000</text:p>
          </table:table-cell>
          <table:table-cell table:formula="of:=+[.F18]*IF([.D18]&gt;[.$B$1];1;0)" office:value-type="float" office:value="4" calcext:value-type="float">
            <text:p>4,00</text:p>
          </table:table-cell>
          <table:table-cell table:formula="of:=+IF([.$E18]&lt;0;0;[.$H18]/(1+[.I$1]/100)^[.$E18])" office:value-type="float" office:value="2.00335285912403" calcext:value-type="float">
            <text:p>2,0034</text:p>
          </table:table-cell>
          <table:table-cell table:formula="of:=+IF([.$E18]&lt;0;0;[.$H18]/(1+[.J$1]/100)^[.$E18])" office:value-type="float" office:value="1.83819752800134" calcext:value-type="float">
            <text:p>1,8382</text:p>
          </table:table-cell>
          <table:table-cell table:formula="of:=+[.J18]*[.E18]/(1+[.$I$1]/100)/[.$I$36]" office:value-type="float" office:value="0.256463068400107" calcext:value-type="float">
            <text:p>0,256463068400107</text:p>
          </table:table-cell>
        </table:table-row>
        <table:table-row table:style-name="ro1">
          <table:table-cell table:number-columns-repeated="3"/>
          <table:table-cell table:formula="of:=+DATE(YEAR([.D18])+1;4;28)" office:value-type="date" office:date-value="2036-04-28" calcext:value-type="date">
            <text:p>2036-04-28</text:p>
          </table:table-cell>
          <table:table-cell table:formula="of:=+YEARFRAC([.$B$1];[.D19];1)*IF([.$B$1]&gt;[.D19];-1;1)" office:value-type="float" office:value="10.3101045296167" calcext:value-type="float">
            <text:p>10,31</text:p>
          </table:table-cell>
          <table:table-cell table:formula="of:=+ORG.LIBREOFFICE.ROUNDSIG(YEARFRAC([.D18];[.D19];1)*[.$B$8];3)+IF([.D19]=[.$B$7];100;0)" office:value-type="float" office:value="4" calcext:value-type="float">
            <text:p>4,00</text:p>
          </table:table-cell>
          <table:table-cell table:formula="of:=+IF(AND([.$B$1]&gt;=[.D18];[.$B$1]&lt;[.D19]);YEARFRAC([.$B$1];[.D18];1)*[.$B$8];0)" office:value-type="float" office:value="0" calcext:value-type="float">
            <text:p>0,000</text:p>
          </table:table-cell>
          <table:table-cell table:formula="of:=+[.F19]*IF([.D19]&gt;[.$B$1];1;0)" office:value-type="float" office:value="4" calcext:value-type="float">
            <text:p>4,00</text:p>
          </table:table-cell>
          <table:table-cell table:formula="of:=+IF([.$E19]&lt;0;0;[.$H19]/(1+[.I$1]/100)^[.$E19])" office:value-type="float" office:value="1.85993168390762" calcext:value-type="float">
            <text:p>1,8599</text:p>
          </table:table-cell>
          <table:table-cell table:formula="of:=+IF([.$E19]&lt;0;0;[.$H19]/(1+[.J$1]/100)^[.$E19])" office:value-type="float" office:value="1.69089912337717" calcext:value-type="float">
            <text:p>1,6909</text:p>
          </table:table-cell>
          <table:table-cell table:formula="of:=+[.J19]*[.E19]/(1+[.$I$1]/100)/[.$I$36]" office:value-type="float" office:value="0.261255399794286" calcext:value-type="float">
            <text:p>0,261255399794286</text:p>
          </table:table-cell>
        </table:table-row>
        <table:table-row table:style-name="ro1">
          <table:table-cell table:number-columns-repeated="3"/>
          <table:table-cell table:formula="of:=+DATE(YEAR([.D19])+1;4;28)" office:value-type="date" office:date-value="2037-04-28" calcext:value-type="date">
            <text:p>2037-04-28</text:p>
          </table:table-cell>
          <table:table-cell table:formula="of:=+YEARFRAC([.$B$1];[.D20];1)*IF([.$B$1]&gt;[.D20];-1;1)" office:value-type="float" office:value="11.3100616016427" calcext:value-type="float">
            <text:p>11,31</text:p>
          </table:table-cell>
          <table:table-cell table:formula="of:=+ORG.LIBREOFFICE.ROUNDSIG(YEARFRAC([.D19];[.D20];1)*[.$B$8];3)+IF([.D20]=[.$B$7];100;0)" office:value-type="float" office:value="4" calcext:value-type="float">
            <text:p>4,00</text:p>
          </table:table-cell>
          <table:table-cell table:formula="of:=+IF(AND([.$B$1]&gt;=[.D19];[.$B$1]&lt;[.D20]);YEARFRAC([.$B$1];[.D19];1)*[.$B$8];0)" office:value-type="float" office:value="0" calcext:value-type="float">
            <text:p>0,000</text:p>
          </table:table-cell>
          <table:table-cell table:formula="of:=+[.F20]*IF([.D20]&gt;[.$B$1];1;0)" office:value-type="float" office:value="4" calcext:value-type="float">
            <text:p>4,00</text:p>
          </table:table-cell>
          <table:table-cell table:formula="of:=+IF([.$E20]&lt;0;0;[.$H20]/(1+[.I$1]/100)^[.$E20])" office:value-type="float" office:value="1.72680123855096" calcext:value-type="float">
            <text:p>1,7268</text:p>
          </table:table-cell>
          <table:table-cell table:formula="of:=+IF([.$E20]&lt;0;0;[.$H20]/(1+[.J$1]/100)^[.$E20])" office:value-type="float" office:value="1.5554274541249" calcext:value-type="float">
            <text:p>1,5554</text:p>
          </table:table-cell>
          <table:table-cell table:formula="of:=+[.J20]*[.E20]/(1+[.$I$1]/100)/[.$I$36]" office:value-type="float" office:value="0.263632676424318" calcext:value-type="float">
            <text:p>0,263632676424318</text:p>
          </table:table-cell>
        </table:table-row>
        <table:table-row table:style-name="ro1">
          <table:table-cell table:number-columns-repeated="3"/>
          <table:table-cell table:formula="of:=+DATE(YEAR([.D20])+1;4;28)" office:value-type="date" office:date-value="2038-04-28" calcext:value-type="date">
            <text:p>2038-04-28</text:p>
          </table:table-cell>
          <table:table-cell table:formula="of:=+YEARFRAC([.$B$1];[.D21];1)*IF([.$B$1]&gt;[.D21];-1;1)" office:value-type="float" office:value="12.3100252737995" calcext:value-type="float">
            <text:p>12,31</text:p>
          </table:table-cell>
          <table:table-cell table:formula="of:=+ORG.LIBREOFFICE.ROUNDSIG(YEARFRAC([.D20];[.D21];1)*[.$B$8];3)+IF([.D21]=[.$B$7];100;0)" office:value-type="float" office:value="4" calcext:value-type="float">
            <text:p>4,00</text:p>
          </table:table-cell>
          <table:table-cell table:formula="of:=+IF(AND([.$B$1]&gt;=[.D20];[.$B$1]&lt;[.D21]);YEARFRAC([.$B$1];[.D20];1)*[.$B$8];0)" office:value-type="float" office:value="0" calcext:value-type="float">
            <text:p>0,000</text:p>
          </table:table-cell>
          <table:table-cell table:formula="of:=+[.F21]*IF([.D21]&gt;[.$B$1];1;0)" office:value-type="float" office:value="4" calcext:value-type="float">
            <text:p>4,00</text:p>
          </table:table-cell>
          <table:table-cell table:formula="of:=+IF([.$E21]&lt;0;0;[.$H21]/(1+[.I$1]/100)^[.$E21])" office:value-type="float" office:value="1.603199236586" calcext:value-type="float">
            <text:p>1,6032</text:p>
          </table:table-cell>
          <table:table-cell table:formula="of:=+IF([.$E21]&lt;0;0;[.$H21]/(1+[.J$1]/100)^[.$E21])" office:value-type="float" office:value="1.43080873249486" calcext:value-type="float">
            <text:p>1,4308</text:p>
          </table:table-cell>
          <table:table-cell table:formula="of:=+[.J21]*[.E21]/(1+[.$I$1]/100)/[.$I$36]" office:value-type="float" office:value="0.263952047207504" calcext:value-type="float">
            <text:p>0,263952047207504</text:p>
          </table:table-cell>
        </table:table-row>
        <table:table-row table:style-name="ro1">
          <table:table-cell table:number-columns-repeated="3"/>
          <table:table-cell table:formula="of:=+DATE(YEAR([.D21])+1;4;28)" office:value-type="date" office:date-value="2039-04-28" calcext:value-type="date">
            <text:p>2039-04-28</text:p>
          </table:table-cell>
          <table:table-cell table:formula="of:=+YEARFRAC([.$B$1];[.D22];1)*IF([.$B$1]&gt;[.D22];-1;1)" office:value-type="float" office:value="13.3099941326032" calcext:value-type="float">
            <text:p>13,31</text:p>
          </table:table-cell>
          <table:table-cell table:formula="of:=+ORG.LIBREOFFICE.ROUNDSIG(YEARFRAC([.D21];[.D22];1)*[.$B$8];3)+IF([.D22]=[.$B$7];100;0)" office:value-type="float" office:value="4" calcext:value-type="float">
            <text:p>4,00</text:p>
          </table:table-cell>
          <table:table-cell table:formula="of:=+IF(AND([.$B$1]&gt;=[.D21];[.$B$1]&lt;[.D22]);YEARFRAC([.$B$1];[.D21];1)*[.$B$8];0)" office:value-type="float" office:value="0" calcext:value-type="float">
            <text:p>0,000</text:p>
          </table:table-cell>
          <table:table-cell table:formula="of:=+[.F22]*IF([.D22]&gt;[.$B$1];1;0)" office:value-type="float" office:value="4" calcext:value-type="float">
            <text:p>4,00</text:p>
          </table:table-cell>
          <table:table-cell table:formula="of:=+IF([.$E22]&lt;0;0;[.$H22]/(1+[.I$1]/100)^[.$E22])" office:value-type="float" office:value="1.488443918552" calcext:value-type="float">
            <text:p>1,4884</text:p>
          </table:table-cell>
          <table:table-cell table:formula="of:=+IF([.$E22]&lt;0;0;[.$H22]/(1+[.J$1]/100)^[.$E22])" office:value-type="float" office:value="1.31617372240196" calcext:value-type="float">
            <text:p>1,3162</text:p>
          </table:table-cell>
          <table:table-cell table:formula="of:=+[.J22]*[.E22]/(1+[.$I$1]/100)/[.$I$36]" office:value-type="float" office:value="0.262527974543534" calcext:value-type="float">
            <text:p>0,262527974543534</text:p>
          </table:table-cell>
        </table:table-row>
        <table:table-row table:style-name="ro1">
          <table:table-cell table:number-columns-repeated="3"/>
          <table:table-cell table:formula="of:=+DATE(YEAR([.D22])+1;4;28)" office:value-type="date" office:date-value="2040-04-28" calcext:value-type="date">
            <text:p>2040-04-28</text:p>
          </table:table-cell>
          <table:table-cell table:formula="of:=+YEARFRAC([.$B$1];[.D23];1)*IF([.$B$1]&gt;[.D23];-1;1)" office:value-type="float" office:value="14.3100930826793" calcext:value-type="float">
            <text:p>14,31</text:p>
          </table:table-cell>
          <table:table-cell table:formula="of:=+ORG.LIBREOFFICE.ROUNDSIG(YEARFRAC([.D22];[.D23];1)*[.$B$8];3)+IF([.D23]=[.$B$7];100;0)" office:value-type="float" office:value="4" calcext:value-type="float">
            <text:p>4,00</text:p>
          </table:table-cell>
          <table:table-cell table:formula="of:=+IF(AND([.$B$1]&gt;=[.D22];[.$B$1]&lt;[.D23]);YEARFRAC([.$B$1];[.D22];1)*[.$B$8];0)" office:value-type="float" office:value="0" calcext:value-type="float">
            <text:p>0,000</text:p>
          </table:table-cell>
          <table:table-cell table:formula="of:=+[.F23]*IF([.D23]&gt;[.$B$1];1;0)" office:value-type="float" office:value="4" calcext:value-type="float">
            <text:p>4,00</text:p>
          </table:table-cell>
          <table:table-cell table:formula="of:=+IF([.$E23]&lt;0;0;[.$H23]/(1+[.I$1]/100)^[.$E23])" office:value-type="float" office:value="1.38188931357748" calcext:value-type="float">
            <text:p>1,3819</text:p>
          </table:table-cell>
          <table:table-cell table:formula="of:=+IF([.$E23]&lt;0;0;[.$H23]/(1+[.J$1]/100)^[.$E23])" office:value-type="float" office:value="1.21071000461066" calcext:value-type="float">
            <text:p>1,2107</text:p>
          </table:table-cell>
          <table:table-cell table:formula="of:=+[.J23]*[.E23]/(1+[.$I$1]/100)/[.$I$36]" office:value-type="float" office:value="0.259637308240132" calcext:value-type="float">
            <text:p>0,259637308240132</text:p>
          </table:table-cell>
        </table:table-row>
        <table:table-row table:style-name="ro1">
          <table:table-cell table:number-columns-repeated="3"/>
          <table:table-cell table:formula="of:=+DATE(YEAR([.D23])+1;4;28)" office:value-type="date" office:date-value="2041-04-28" calcext:value-type="date">
            <text:p>2041-04-28</text:p>
          </table:table-cell>
          <table:table-cell table:formula="of:=+YEARFRAC([.$B$1];[.D24];1)*IF([.$B$1]&gt;[.D24];-1;1)" office:value-type="float" office:value="15.3100616016427" calcext:value-type="float">
            <text:p>15,31</text:p>
          </table:table-cell>
          <table:table-cell table:formula="of:=+ORG.LIBREOFFICE.ROUNDSIG(YEARFRAC([.D23];[.D24];1)*[.$B$8];3)+IF([.D24]=[.$B$7];100;0)" office:value-type="float" office:value="4" calcext:value-type="float">
            <text:p>4,00</text:p>
          </table:table-cell>
          <table:table-cell table:formula="of:=+IF(AND([.$B$1]&gt;=[.D23];[.$B$1]&lt;[.D24]);YEARFRAC([.$B$1];[.D23];1)*[.$B$8];0)" office:value-type="float" office:value="0" calcext:value-type="float">
            <text:p>0,000</text:p>
          </table:table-cell>
          <table:table-cell table:formula="of:=+[.F24]*IF([.D24]&gt;[.$B$1];1;0)" office:value-type="float" office:value="4" calcext:value-type="float">
            <text:p>4,00</text:p>
          </table:table-cell>
          <table:table-cell table:formula="of:=+IF([.$E24]&lt;0;0;[.$H24]/(1+[.I$1]/100)^[.$E24])" office:value-type="float" office:value="1.2829751598455" calcext:value-type="float">
            <text:p>1,2830</text:p>
          </table:table-cell>
          <table:table-cell table:formula="of:=+IF([.$E24]&lt;0;0;[.$H24]/(1+[.J$1]/100)^[.$E24])" office:value-type="float" office:value="1.11370912306697" calcext:value-type="float">
            <text:p>1,1137</text:p>
          </table:table-cell>
          <table:table-cell table:formula="of:=+[.J24]*[.E24]/(1+[.$I$1]/100)/[.$I$36]" office:value-type="float" office:value="0.255524897915774" calcext:value-type="float">
            <text:p>0,255524897915774</text:p>
          </table:table-cell>
        </table:table-row>
        <table:table-row table:style-name="ro1">
          <table:table-cell table:number-columns-repeated="3"/>
          <table:table-cell table:formula="of:=+DATE(YEAR([.D24])+1;4;28)" office:value-type="date" office:date-value="2042-04-28" calcext:value-type="date">
            <text:p>2042-04-28</text:p>
          </table:table-cell>
          <table:table-cell table:formula="of:=+YEARFRAC([.$B$1];[.D25];1)*IF([.$B$1]&gt;[.D25];-1;1)" office:value-type="float" office:value="16.3100338218715" calcext:value-type="float">
            <text:p>16,31</text:p>
          </table:table-cell>
          <table:table-cell table:formula="of:=+ORG.LIBREOFFICE.ROUNDSIG(YEARFRAC([.D24];[.D25];1)*[.$B$8];3)+IF([.D25]=[.$B$7];100;0)" office:value-type="float" office:value="4" calcext:value-type="float">
            <text:p>4,00</text:p>
          </table:table-cell>
          <table:table-cell table:formula="of:=+IF(AND([.$B$1]&gt;=[.D24];[.$B$1]&lt;[.D25]);YEARFRAC([.$B$1];[.D24];1)*[.$B$8];0)" office:value-type="float" office:value="0" calcext:value-type="float">
            <text:p>0,000</text:p>
          </table:table-cell>
          <table:table-cell table:formula="of:=+[.F25]*IF([.D25]&gt;[.$B$1];1;0)" office:value-type="float" office:value="4" calcext:value-type="float">
            <text:p>4,00</text:p>
          </table:table-cell>
          <table:table-cell table:formula="of:=+IF([.$E25]&lt;0;0;[.$H25]/(1+[.I$1]/100)^[.$E25])" office:value-type="float" office:value="1.19114084761601" calcext:value-type="float">
            <text:p>1,1911</text:p>
          </table:table-cell>
          <table:table-cell table:formula="of:=+IF([.$E25]&lt;0;0;[.$H25]/(1+[.J$1]/100)^[.$E25])" office:value-type="float" office:value="1.02447953901441" calcext:value-type="float">
            <text:p>1,0245</text:p>
          </table:table-cell>
          <table:table-cell table:formula="of:=+[.J25]*[.E25]/(1+[.$I$1]/100)/[.$I$36]" office:value-type="float" office:value="0.250404805292068" calcext:value-type="float">
            <text:p>0,250404805292068</text:p>
          </table:table-cell>
        </table:table-row>
        <table:table-row table:style-name="ro1">
          <table:table-cell table:number-columns-repeated="3"/>
          <table:table-cell table:formula="of:=+DATE(YEAR([.D25])+1;4;28)" office:value-type="date" office:date-value="2043-04-28" calcext:value-type="date">
            <text:p>2043-04-28</text:p>
          </table:table-cell>
          <table:table-cell table:formula="of:=+YEARFRAC([.$B$1];[.D26];1)*IF([.$B$1]&gt;[.D26];-1;1)" office:value-type="float" office:value="17.3100091268634" calcext:value-type="float">
            <text:p>17,31</text:p>
          </table:table-cell>
          <table:table-cell table:formula="of:=+ORG.LIBREOFFICE.ROUNDSIG(YEARFRAC([.D25];[.D26];1)*[.$B$8];3)+IF([.D26]=[.$B$7];100;0)" office:value-type="float" office:value="4" calcext:value-type="float">
            <text:p>4,00</text:p>
          </table:table-cell>
          <table:table-cell table:formula="of:=+IF(AND([.$B$1]&gt;=[.D25];[.$B$1]&lt;[.D26]);YEARFRAC([.$B$1];[.D25];1)*[.$B$8];0)" office:value-type="float" office:value="0" calcext:value-type="float">
            <text:p>0,000</text:p>
          </table:table-cell>
          <table:table-cell table:formula="of:=+[.F26]*IF([.D26]&gt;[.$B$1];1;0)" office:value-type="float" office:value="4" calcext:value-type="float">
            <text:p>4,00</text:p>
          </table:table-cell>
          <table:table-cell table:formula="of:=+IF([.$E26]&lt;0;0;[.$H26]/(1+[.I$1]/100)^[.$E26])" office:value-type="float" office:value="1.1058797069477" calcext:value-type="float">
            <text:p>1,1059</text:p>
          </table:table-cell>
          <table:table-cell table:formula="of:=+IF([.$E26]&lt;0;0;[.$H26]/(1+[.J$1]/100)^[.$E26])" office:value-type="float" office:value="0.942398723090294" calcext:value-type="float">
            <text:p>0,9424</text:p>
          </table:table-cell>
          <table:table-cell table:formula="of:=+[.J26]*[.E26]/(1+[.$I$1]/100)/[.$I$36]" office:value-type="float" office:value="0.244464889597253" calcext:value-type="float">
            <text:p>0,244464889597253</text:p>
          </table:table-cell>
        </table:table-row>
        <table:table-row table:style-name="ro1">
          <table:table-cell table:number-columns-repeated="3"/>
          <table:table-cell table:formula="of:=+DATE(YEAR([.D26])+1;4;28)" office:value-type="date" office:date-value="2044-04-28" calcext:value-type="date">
            <text:p>2044-04-28</text:p>
          </table:table-cell>
          <table:table-cell table:formula="of:=+YEARFRAC([.$B$1];[.D27];1)*IF([.$B$1]&gt;[.D27];-1;1)" office:value-type="float" office:value="18.3100864553314" calcext:value-type="float">
            <text:p>18,31</text:p>
          </table:table-cell>
          <table:table-cell table:formula="of:=+ORG.LIBREOFFICE.ROUNDSIG(YEARFRAC([.D26];[.D27];1)*[.$B$8];3)+IF([.D27]=[.$B$7];100;0)" office:value-type="float" office:value="4" calcext:value-type="float">
            <text:p>4,00</text:p>
          </table:table-cell>
          <table:table-cell table:formula="of:=+IF(AND([.$B$1]&gt;=[.D26];[.$B$1]&lt;[.D27]);YEARFRAC([.$B$1];[.D26];1)*[.$B$8];0)" office:value-type="float" office:value="0" calcext:value-type="float">
            <text:p>0,000</text:p>
          </table:table-cell>
          <table:table-cell table:formula="of:=+[.F27]*IF([.D27]&gt;[.$B$1];1;0)" office:value-type="float" office:value="4" calcext:value-type="float">
            <text:p>4,00</text:p>
          </table:table-cell>
          <table:table-cell table:formula="of:=+IF([.$E27]&lt;0;0;[.$H27]/(1+[.I$1]/100)^[.$E27])" office:value-type="float" office:value="1.02671372713946" calcext:value-type="float">
            <text:p>1,0267</text:p>
          </table:table-cell>
          <table:table-cell table:formula="of:=+IF([.$E27]&lt;0;0;[.$H27]/(1+[.J$1]/100)^[.$E27])" office:value-type="float" office:value="0.866886797092269" calcext:value-type="float">
            <text:p>0,8669</text:p>
          </table:table-cell>
          <table:table-cell table:formula="of:=+[.J27]*[.E27]/(1+[.$I$1]/100)/[.$I$36]" office:value-type="float" office:value="0.237868695904534" calcext:value-type="float">
            <text:p>0,237868695904534</text:p>
          </table:table-cell>
        </table:table-row>
        <table:table-row table:style-name="ro1">
          <table:table-cell table:number-columns-repeated="3"/>
          <table:table-cell table:formula="of:=+DATE(YEAR([.D27])+1;4;28)" office:value-type="date" office:date-value="2045-04-28" calcext:value-type="date">
            <text:p>2045-04-28</text:p>
          </table:table-cell>
          <table:table-cell table:formula="of:=+YEARFRAC([.$B$1];[.D28];1)*IF([.$B$1]&gt;[.D28];-1;1)" office:value-type="float" office:value="19.3100616016427" calcext:value-type="float">
            <text:p>19,31</text:p>
          </table:table-cell>
          <table:table-cell table:formula="of:=+ORG.LIBREOFFICE.ROUNDSIG(YEARFRAC([.D27];[.D28];1)*[.$B$8];3)+IF([.D28]=[.$B$7];100;0)" office:value-type="float" office:value="4" calcext:value-type="float">
            <text:p>4,00</text:p>
          </table:table-cell>
          <table:table-cell table:formula="of:=+IF(AND([.$B$1]&gt;=[.D27];[.$B$1]&lt;[.D28]);YEARFRAC([.$B$1];[.D27];1)*[.$B$8];0)" office:value-type="float" office:value="0" calcext:value-type="float">
            <text:p>0,000</text:p>
          </table:table-cell>
          <table:table-cell table:formula="of:=+[.F28]*IF([.D28]&gt;[.$B$1];1;0)" office:value-type="float" office:value="4" calcext:value-type="float">
            <text:p>4,00</text:p>
          </table:table-cell>
          <table:table-cell table:formula="of:=+IF([.$E28]&lt;0;0;[.$H28]/(1+[.I$1]/100)^[.$E28])" office:value-type="float" office:value="0.953222191432895" calcext:value-type="float">
            <text:p>0,9532</text:p>
          </table:table-cell>
          <table:table-cell table:formula="of:=+IF([.$E28]&lt;0;0;[.$H28]/(1+[.J$1]/100)^[.$E28])" office:value-type="float" office:value="0.797432247652098" calcext:value-type="float">
            <text:p>0,7974</text:p>
          </table:table-cell>
          <table:table-cell table:formula="of:=+[.J28]*[.E28]/(1+[.$I$1]/100)/[.$I$36]" office:value-type="float" office:value="0.230760760517412" calcext:value-type="float">
            <text:p>0,230760760517412</text:p>
          </table:table-cell>
        </table:table-row>
        <table:table-row table:style-name="ro1">
          <table:table-cell table:number-columns-repeated="3"/>
          <table:table-cell table:formula="of:=+DATE(YEAR([.D28])+1;4;28)" office:value-type="date" office:date-value="2046-04-28" calcext:value-type="date">
            <text:p>2046-04-28</text:p>
          </table:table-cell>
          <table:table-cell table:formula="of:=+YEARFRAC([.$B$1];[.D29];1)*IF([.$B$1]&gt;[.D29];-1;1)" office:value-type="float" office:value="20.3100391134289" calcext:value-type="float">
            <text:p>20,31</text:p>
          </table:table-cell>
          <table:table-cell table:formula="of:=+ORG.LIBREOFFICE.ROUNDSIG(YEARFRAC([.D28];[.D29];1)*[.$B$8];3)+IF([.D29]=[.$B$7];100;0)" office:value-type="float" office:value="4" calcext:value-type="float">
            <text:p>4,00</text:p>
          </table:table-cell>
          <table:table-cell table:formula="of:=+IF(AND([.$B$1]&gt;=[.D28];[.$B$1]&lt;[.D29]);YEARFRAC([.$B$1];[.D28];1)*[.$B$8];0)" office:value-type="float" office:value="0" calcext:value-type="float">
            <text:p>0,000</text:p>
          </table:table-cell>
          <table:table-cell table:formula="of:=+[.F29]*IF([.D29]&gt;[.$B$1];1;0)" office:value-type="float" office:value="4" calcext:value-type="float">
            <text:p>4,00</text:p>
          </table:table-cell>
          <table:table-cell table:formula="of:=+IF([.$E29]&lt;0;0;[.$H29]/(1+[.I$1]/100)^[.$E29])" office:value-type="float" office:value="0.884990979067583" calcext:value-type="float">
            <text:p>0,8850</text:p>
          </table:table-cell>
          <table:table-cell table:formula="of:=+IF([.$E29]&lt;0;0;[.$H29]/(1+[.J$1]/100)^[.$E29])" office:value-type="float" office:value="0.733542218092574" calcext:value-type="float">
            <text:p>0,7335</text:p>
          </table:table-cell>
          <table:table-cell table:formula="of:=+[.J29]*[.E29]/(1+[.$I$1]/100)/[.$I$36]" office:value-type="float" office:value="0.223264864036003" calcext:value-type="float">
            <text:p>0,223264864036003</text:p>
          </table:table-cell>
        </table:table-row>
        <table:table-row table:style-name="ro1">
          <table:table-cell table:number-columns-repeated="3"/>
          <table:table-cell table:formula="of:=+DATE(YEAR([.D29])+1;4;28)" office:value-type="date" office:date-value="2047-04-28" calcext:value-type="date">
            <text:p>2047-04-28</text:p>
          </table:table-cell>
          <table:table-cell table:formula="of:=+YEARFRAC([.$B$1];[.D30];1)*IF([.$B$1]&gt;[.D30];-1;1)" office:value-type="float" office:value="21.3100186683261" calcext:value-type="float">
            <text:p>21,31</text:p>
          </table:table-cell>
          <table:table-cell table:formula="of:=+ORG.LIBREOFFICE.ROUNDSIG(YEARFRAC([.D29];[.D30];1)*[.$B$8];3)+IF([.D30]=[.$B$7];100;0)" office:value-type="float" office:value="4" calcext:value-type="float">
            <text:p>4,00</text:p>
          </table:table-cell>
          <table:table-cell table:formula="of:=+IF(AND([.$B$1]&gt;=[.D29];[.$B$1]&lt;[.D30]);YEARFRAC([.$B$1];[.D29];1)*[.$B$8];0)" office:value-type="float" office:value="0" calcext:value-type="float">
            <text:p>0,000</text:p>
          </table:table-cell>
          <table:table-cell table:formula="of:=+[.F30]*IF([.D30]&gt;[.$B$1];1;0)" office:value-type="float" office:value="4" calcext:value-type="float">
            <text:p>4,00</text:p>
          </table:table-cell>
          <table:table-cell table:formula="of:=+IF([.$E30]&lt;0;0;[.$H30]/(1+[.I$1]/100)^[.$E30])" office:value-type="float" office:value="0.821643601272545" calcext:value-type="float">
            <text:p>0,8216</text:p>
          </table:table-cell>
          <table:table-cell table:formula="of:=+IF([.$E30]&lt;0;0;[.$H30]/(1+[.J$1]/100)^[.$E30])" office:value-type="float" office:value="0.674770923168072" calcext:value-type="float">
            <text:p>0,6748</text:p>
          </table:table-cell>
          <table:table-cell table:formula="of:=+[.J30]*[.E30]/(1+[.$I$1]/100)/[.$I$36]" office:value-type="float" office:value="0.215488797777025" calcext:value-type="float">
            <text:p>0,215488797777025</text:p>
          </table:table-cell>
        </table:table-row>
        <table:table-row table:style-name="ro1">
          <table:table-cell table:number-columns-repeated="3"/>
          <table:table-cell table:formula="of:=+DATE(YEAR([.D30])+1;4;28)" office:value-type="date" office:date-value="2048-04-28" calcext:value-type="date">
            <text:p>2048-04-28</text:p>
          </table:table-cell>
          <table:table-cell table:formula="of:=+YEARFRAC([.$B$1];[.D31];1)*IF([.$B$1]&gt;[.D31];-1;1)" office:value-type="float" office:value="22.3100821330794" calcext:value-type="float">
            <text:p>22,31</text:p>
          </table:table-cell>
          <table:table-cell table:formula="of:=+ORG.LIBREOFFICE.ROUNDSIG(YEARFRAC([.D30];[.D31];1)*[.$B$8];3)+IF([.D31]=[.$B$7];100;0)" office:value-type="float" office:value="4" calcext:value-type="float">
            <text:p>4,00</text:p>
          </table:table-cell>
          <table:table-cell table:formula="of:=+IF(AND([.$B$1]&gt;=[.D30];[.$B$1]&lt;[.D31]);YEARFRAC([.$B$1];[.D30];1)*[.$B$8];0)" office:value-type="float" office:value="0" calcext:value-type="float">
            <text:p>0,000</text:p>
          </table:table-cell>
          <table:table-cell table:formula="of:=+[.F31]*IF([.D31]&gt;[.$B$1];1;0)" office:value-type="float" office:value="4" calcext:value-type="float">
            <text:p>4,00</text:p>
          </table:table-cell>
          <table:table-cell table:formula="of:=+IF([.$E31]&lt;0;0;[.$H31]/(1+[.I$1]/100)^[.$E31])" office:value-type="float" office:value="0.762825854911477" calcext:value-type="float">
            <text:p>0,7628</text:p>
          </table:table-cell>
          <table:table-cell table:formula="of:=+IF([.$E31]&lt;0;0;[.$H31]/(1+[.J$1]/100)^[.$E31])" office:value-type="float" office:value="0.620704026103321" calcext:value-type="float">
            <text:p>0,6207</text:p>
          </table:table-cell>
          <table:table-cell table:formula="of:=+[.J31]*[.E31]/(1+[.$I$1]/100)/[.$I$36]" office:value-type="float" office:value="0.207524912573667" calcext:value-type="float">
            <text:p>0,207524912573667</text:p>
          </table:table-cell>
        </table:table-row>
        <table:table-row table:style-name="ro1">
          <table:table-cell table:number-columns-repeated="3"/>
          <table:table-cell table:formula="of:=+DATE(YEAR([.D31])+1;4;28)" office:value-type="date" office:date-value="2049-04-28" calcext:value-type="date">
            <text:p>2049-04-28</text:p>
          </table:table-cell>
          <table:table-cell table:formula="of:=+YEARFRAC([.$B$1];[.D32];1)*IF([.$B$1]&gt;[.D32];-1;1)" office:value-type="float" office:value="23.3100616016427" calcext:value-type="float">
            <text:p>23,31</text:p>
          </table:table-cell>
          <table:table-cell table:formula="of:=+ORG.LIBREOFFICE.ROUNDSIG(YEARFRAC([.D31];[.D32];1)*[.$B$8];3)+IF([.D32]=[.$B$7];100;0)" office:value-type="float" office:value="4" calcext:value-type="float">
            <text:p>4,00</text:p>
          </table:table-cell>
          <table:table-cell table:formula="of:=+IF(AND([.$B$1]&gt;=[.D31];[.$B$1]&lt;[.D32]);YEARFRAC([.$B$1];[.D31];1)*[.$B$8];0)" office:value-type="float" office:value="0" calcext:value-type="float">
            <text:p>0,000</text:p>
          </table:table-cell>
          <table:table-cell table:formula="of:=+[.F32]*IF([.D32]&gt;[.$B$1];1;0)" office:value-type="float" office:value="4" calcext:value-type="float">
            <text:p>4,00</text:p>
          </table:table-cell>
          <table:table-cell table:formula="of:=+IF([.$E32]&lt;0;0;[.$H32]/(1+[.I$1]/100)^[.$E32])" office:value-type="float" office:value="0.70822302307829" calcext:value-type="float">
            <text:p>0,7082</text:p>
          </table:table-cell>
          <table:table-cell table:formula="of:=+IF([.$E32]&lt;0;0;[.$H32]/(1+[.J$1]/100)^[.$E32])" office:value-type="float" office:value="0.570973314687698" calcext:value-type="float">
            <text:p>0,5710</text:p>
          </table:table-cell>
          <table:table-cell table:formula="of:=+[.J32]*[.E32]/(1+[.$I$1]/100)/[.$I$36]" office:value-type="float" office:value="0.199454454767048" calcext:value-type="float">
            <text:p>0,199454454767048</text:p>
          </table:table-cell>
        </table:table-row>
        <table:table-row table:style-name="ro1">
          <table:table-cell table:number-columns-repeated="3"/>
          <table:table-cell table:formula="of:=+DATE(YEAR([.D32])+1;4;28)" office:value-type="date" office:date-value="2050-04-28" calcext:value-type="date">
            <text:p>2050-04-28</text:p>
          </table:table-cell>
          <table:table-cell table:formula="of:=+YEARFRAC([.$B$1];[.D33];1)*IF([.$B$1]&gt;[.D33];-1;1)" office:value-type="float" office:value="24.3100427116417" calcext:value-type="float">
            <text:p>24,31</text:p>
          </table:table-cell>
          <table:table-cell table:formula="of:=+ORG.LIBREOFFICE.ROUNDSIG(YEARFRAC([.D32];[.D33];1)*[.$B$8];3)+IF([.D33]=[.$B$7];100;0)" office:value-type="float" office:value="4" calcext:value-type="float">
            <text:p>4,00</text:p>
          </table:table-cell>
          <table:table-cell table:formula="of:=+IF(AND([.$B$1]&gt;=[.D32];[.$B$1]&lt;[.D33]);YEARFRAC([.$B$1];[.D32];1)*[.$B$8];0)" office:value-type="float" office:value="0" calcext:value-type="float">
            <text:p>0,000</text:p>
          </table:table-cell>
          <table:table-cell table:formula="of:=+[.F33]*IF([.D33]&gt;[.$B$1];1;0)" office:value-type="float" office:value="4" calcext:value-type="float">
            <text:p>4,00</text:p>
          </table:table-cell>
          <table:table-cell table:formula="of:=+IF([.$E33]&lt;0;0;[.$H33]/(1+[.I$1]/100)^[.$E33])" office:value-type="float" office:value="0.657528564402426" calcext:value-type="float">
            <text:p>0,6575</text:p>
          </table:table-cell>
          <table:table-cell table:formula="of:=+IF([.$E33]&lt;0;0;[.$H33]/(1+[.J$1]/100)^[.$E33])" office:value-type="float" office:value="0.525226948247558" calcext:value-type="float">
            <text:p>0,5252</text:p>
          </table:table-cell>
          <table:table-cell table:formula="of:=+[.J33]*[.E33]/(1+[.$I$1]/100)/[.$I$36]" office:value-type="float" office:value="0.191345049525448" calcext:value-type="float">
            <text:p>0,191345049525448</text:p>
          </table:table-cell>
        </table:table-row>
        <table:table-row table:style-name="ro1">
          <table:table-cell table:number-columns-repeated="3"/>
          <table:table-cell table:formula="of:=+DATE(YEAR([.D33])+1;4;28)" office:value-type="date" office:date-value="2051-04-28" calcext:value-type="date">
            <text:p>2051-04-28</text:p>
          </table:table-cell>
          <table:table-cell table:formula="of:=+YEARFRAC([.$B$1];[.D34];1)*IF([.$B$1]&gt;[.D34];-1;1)" office:value-type="float" office:value="25.3100252737995" calcext:value-type="float">
            <text:p>25,31</text:p>
          </table:table-cell>
          <table:table-cell table:formula="of:=+ORG.LIBREOFFICE.ROUNDSIG(YEARFRAC([.D33];[.D34];1)*[.$B$8];3)+IF([.D34]=[.$B$7];100;0)" office:value-type="float" office:value="104" calcext:value-type="float">
            <text:p>104,00</text:p>
          </table:table-cell>
          <table:table-cell table:formula="of:=+IF(AND([.$B$1]&gt;=[.D33];[.$B$1]&lt;[.D34]);YEARFRAC([.$B$1];[.D33];1)*[.$B$8];0)" office:value-type="float" office:value="0" calcext:value-type="float">
            <text:p>0,000</text:p>
          </table:table-cell>
          <table:table-cell table:formula="of:=+[.F34]*IF([.D34]&gt;[.$B$1];1;0)" office:value-type="float" office:value="104" calcext:value-type="float">
            <text:p>104,00</text:p>
          </table:table-cell>
          <table:table-cell table:formula="of:=+IF([.$E34]&lt;0;0;[.$H34]/(1+[.I$1]/100)^[.$E34])" office:value-type="float" office:value="15.8720312097194" calcext:value-type="float">
            <text:p>15,8720</text:p>
          </table:table-cell>
          <table:table-cell table:formula="of:=+IF([.$E34]&lt;0;0;[.$H34]/(1+[.J$1]/100)^[.$E34])" office:value-type="float" office:value="12.5617887420641" calcext:value-type="float">
            <text:p>12,5618</text:p>
          </table:table-cell>
          <table:table-cell table:formula="of:=+[.J34]*[.E34]/(1+[.$I$1]/100)/[.$I$36]" office:value-type="float" office:value="4.76462332293489" calcext:value-type="float">
            <text:p>4,76462332293489</text:p>
          </table:table-cell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" table:style-name="Default" office:value-type="string" calcext:value-type="string">
            <text:p>PV:</text:p>
          </table:table-cell>
          <table:table-cell office:value-type="string" calcext:value-type="string">
            <text:p>Duration:</text:p>
          </table:table-cell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20" table:formula="of:=SUM([.I4:.I34])" office:value-type="float" office:value="61.9525898221541" calcext:value-type="float">
            <text:p>61,9526</text:p>
          </table:table-cell>
          <table:table-cell table:style-name="ce20" table:formula="of:=SUM([.J4:.J34])" office:value-type="float" office:value="55.1800297528948" calcext:value-type="float">
            <text:p>55,1800</text:p>
          </table:table-cell>
          <table:table-cell table:formula="of:=+SUM([.K4:.K34])" office:value-type="float" office:value="10.0360218076059" calcext:value-type="float">
            <text:p>10,0360218076059</text:p>
          </table:table-cell>
        </table:table-row>
        <table:table-row table:style-name="ro1">
          <table:table-cell table:number-columns-repeated="4"/>
          <table:table-cell table:style-name="Default" table:number-columns-repeated="4"/>
          <table:table-cell table:style-name="Default" office:value-type="string" calcext:value-type="string">
            <text:p>Diff [%]:</text:p>
          </table:table-cell>
          <table:table-cell table:style-name="ce16" table:formula="of:=+([.J36]-[.I36])/[.I36]" office:value-type="percentage" office:value="-0.109318433477939" calcext:value-type="percentage">
            <text:p>-10,93%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3" number:min-decimal-places="3" number:min-integer-digits="1" number:grouping="tru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4" number:min-decimal-places="4" number:min-integer-digits="1" number:grouping="true"/>
    </number:number-style>
    <number:number-style style:name="N151">
      <number:number number:decimal-places="3" number:min-decimal-places="3" number:min-integer-digits="1"/>
    </number:number-style>
    <number:number-style style:name="N152">
      <number:number number:decimal-places="4" number:min-decimal-places="4" number:min-integer-digits="1"/>
    </number:number-style>
    <number:number-style style:name="N153">
      <number:number number:decimal-places="14" number:min-decimal-places="14" number:min-integer-digits="1"/>
    </number:number-style>
    <number:number-style style:name="N154">
      <number:number number:decimal-places="13" number:min-decimal-places="13" number:min-integer-digits="1"/>
    </number:number-style>
    <number:number-style style:name="N155">
      <number:number number:decimal-places="12" number:min-decimal-places="12" number:min-integer-digits="1"/>
    </number:number-style>
    <number:number-style style:name="N156">
      <number:number number:decimal-places="11" number:min-decimal-places="11" number:min-integer-digits="1"/>
    </number:number-style>
    <number:number-style style:name="N157">
      <number:number number:decimal-places="10" number:min-decimal-places="10" number:min-integer-digits="1"/>
    </number:number-style>
    <number:number-style style:name="N158">
      <number:number number:decimal-places="9" number:min-decimal-places="9" number:min-integer-digits="1"/>
    </number:number-style>
    <number:number-style style:name="N159">
      <number:number number:decimal-places="8" number:min-decimal-places="8" number:min-integer-digits="1"/>
    </number:number-style>
    <number:number-style style:name="N160">
      <number:number number:decimal-places="7" number:min-decimal-places="7" number:min-integer-digits="1"/>
    </number:number-style>
    <number:number-style style:name="N161">
      <number:number number:decimal-places="6" number:min-decimal-places="6" number:min-integer-digits="1"/>
    </number:number-style>
    <number:number-style style:name="N162">
      <number:number number:decimal-places="5" number:min-decimal-places="5" number:min-integer-digits="1"/>
    </number:number-style>
    <number:number-style style:name="N163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00.00.00</text:date>, <text:time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0T21:20:52.883873800</meta:creation-date>
    <dc:date>2026-03-10T22:26:49.029596800</dc:date>
    <meta:editing-duration>PT7M45S</meta:editing-duration>
    <meta:editing-cycles>1</meta:editing-cycles>
    <meta:document-statistic meta:table-count="2" meta:cell-count="473" meta:object-count="0"/>
    <meta:generator>LibreOffice/25.8.4.2$Windows_X86_64 LibreOffice_project/290daaa01b999472f0c7a3890eb6a550fd74c6df</meta:generator>
  </office:meta>
</office:document-meta>
</file>